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 Narrow" svg:font-family="'Arial Narrow'" style:font-family-generic="swiss"/>
    <style:font-face style:name="Trebuchet MS" svg:font-family="'Trebuchet M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07in"/>
    </style:style>
    <style:style style:name="co2" style:family="table-column">
      <style:table-column-properties fo:break-before="auto" style:column-width="1.5484in"/>
    </style:style>
    <style:style style:name="co3" style:family="table-column">
      <style:table-column-properties fo:break-before="auto" style:column-width="0.5945in"/>
    </style:style>
    <style:style style:name="co4" style:family="table-column">
      <style:table-column-properties fo:break-before="auto" style:column-width="0.572in"/>
    </style:style>
    <style:style style:name="co5" style:family="table-column">
      <style:table-column-properties fo:break-before="auto" style:column-width="0.4646in"/>
    </style:style>
    <style:style style:name="co6" style:family="table-column">
      <style:table-column-properties fo:break-before="auto" style:column-width="0.1in"/>
    </style:style>
    <style:style style:name="co7" style:family="table-column">
      <style:table-column-properties fo:break-before="auto" style:column-width="0.0402in"/>
    </style:style>
    <style:style style:name="co8" style:family="table-column">
      <style:table-column-properties fo:break-before="auto" style:column-width="0.704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1.1252in" fo:break-before="auto" style:use-optimal-row-height="false"/>
    </style:style>
    <style:style style:name="ro5" style:family="table-row">
      <style:table-row-properties style:row-height="0.2929in" fo:break-before="auto" style:use-optimal-row-height="true"/>
    </style:style>
    <style:style style:name="ro6" style:family="table-row">
      <style:table-row-properties style:row-height="0.2898in" fo:break-before="auto" style:use-optimal-row-height="true"/>
    </style:style>
    <style:style style:name="ta1" style:family="table" style:master-page-name="PageStyle_5f_GanttChar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eaeaea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3366" style:text-outline="false" style:text-line-through-style="none" style:text-line-through-type="none" style:font-name="Trebuchet M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" style:family="table-cell" style:parent-style-name="Default" style:data-style-name="N100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99pt solid #eaeaea" fo:background-color="#eaea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order-bottom="0.99pt solid #eaea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order-bottom="0.99pt solid #eaeaea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eaeaea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800000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 style:data-style-name="N1012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 style:data-style-name="N1012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99pt solid #eaeaea" fo:background-color="#eaeaea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eaeaea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99pt solid #eaeaea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solid #eaeaea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99pt solid #eaeaea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eaeaea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99pt solid #eaeaea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eaeaea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Default">
      <style:table-cell-properties fo:background-color="#ffffff"/>
    </style:style>
    <style:style style:name="ce22" style:family="table-cell" style:parent-style-name="Default" style:data-style-name="N164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" style:family="table-cell" style:parent-style-name="Default" style:data-style-name="N149">
      <style:table-cell-properties style:glyph-orientation-vertical="0" fo:border-bottom="0.99pt solid #eaeaea" fo:background-color="#99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" style:family="table-cell" style:parent-style-name="Default" style:data-style-name="N149">
      <style:table-cell-properties style:glyph-orientation-vertical="0" fo:border-bottom="0.99pt solid #eaeaea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" style:family="table-cell" style:parent-style-name="Default" style:data-style-name="N1012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ce29" style:family="table-cell" style:parent-style-name="Default" style:data-style-name="N0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fo:border-bottom="0.99pt solid #eaeaea" fo:background-color="#eaea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" style:family="table-cell" style:parent-style-name="Default" style:data-style-name="N1012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1">
      <style:table-cell-properties style:glyph-orientation-vertical="0" fo:border-bottom="0.99pt solid #eaeaea" fo:background-color="#99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Default" style:data-style-name="N1">
      <style:table-cell-properties style:glyph-orientation-vertical="0" fo:border-bottom="0.99pt solid #eaeaea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90" style:rotation-align="none" style:shrink-to-fit="false" fo:border-top="none" style:vertical-align="automatic"/>
      <style:paragraph-properties fo:text-align="center" fo:margin-left="0in" style:writing-mode="page"/>
    </style:style>
    <style:style style:name="ce35" style:family="table-cell" style:parent-style-name="Excel_5f_BuiltIn_5f_Percent">
      <style:table-cell-properties style:glyph-orientation-vertical="0" fo:border-bottom="0.99pt solid #eaeaea" fo:background-color="#99ff9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" style:family="table-cell" style:parent-style-name="Excel_5f_BuiltIn_5f_Percent">
      <style:table-cell-properties style:glyph-orientation-vertical="0" fo:border-bottom="0.99pt solid #eaeaea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c0c0c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ff" style:text-outline="false" style:text-line-through-style="none" style:text-line-through-type="none" style:font-name="Arial1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0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</style:style>
    <style:style style:name="ce41" style:family="table-cell" style:parent-style-name="Default">
      <style:table-cell-properties fo:border-bottom="0.99pt solid #eaeaea" fo:background-color="#eaeaea" style:diagonal-bl-tr="none" style:diagonal-tl-br="none" fo:border-left="none" fo:border-right="none" fo:border-top="0.99pt solid #eaeaea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2" style:family="table-cell" style:parent-style-name="Default">
      <style:table-cell-properties fo:border-bottom="0.99pt solid #eaeaea" fo:background-color="#ffffff" style:diagonal-bl-tr="none" style:diagonal-tl-br="none" fo:border-left="none" fo:border-right="none" fo:border-top="0.99pt solid #eaeaea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3" style:family="table-cell" style:parent-style-name="Default" style:data-style-name="N10120">
      <style:table-cell-properties fo:background-color="transparent"/>
      <style:text-properties fo:color="#ffffff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44" style:family="table-cell" style:parent-style-name="Default" style:data-style-name="N165">
      <style:table-cell-properties style:glyph-orientation-vertical="0" fo:border-bottom="2.49pt solid #000000" style:diagonal-bl-tr="none" style:diagonal-tl-br="none" style:text-align-source="fix" style:repeat-content="false" fo:wrap-option="no-wrap" fo:border-left="0.99pt solid #c0c0c0" style:direction="ltr" fo:border-right="0.99pt solid #c0c0c0" style:rotation-angle="9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fo:border-bottom="0.99pt solid #eaeaea" fo:background-color="#eaeaea" style:diagonal-bl-tr="none" style:diagonal-tl-br="none" fo:border-left="none" fo:border-right="none" fo:border-top="0.99pt solid #eaeaea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H$8]=[GanttChart.$B$7])" style:apply-style-name="Excel_5f_CondFormat_5f_1_5f_2_5f_1" style:base-cell-address="GanttChart.H11"/>
      <style:map style:condition="is-true-formula(AND([GanttChart.H$8]&gt;=[GanttChart.$C11];[GanttChart.H$8]&lt;[GanttChart.$C11]+ganttchart.$#REF!26))" style:apply-style-name="Excel_5f_CondFormat_5f_1_5f_2_5f_2" style:base-cell-address="GanttChart.H11"/>
      <style:map style:condition="is-true-formula(AND([GanttChart.H$8]&gt;=[GanttChart.$C11];[GanttChart.H$8]&lt;=[GanttChart.$C11]+[GanttChart.$E11]-1))" style:apply-style-name="Excel_5f_CondFormat_5f_1_5f_2_5f_3" style:base-cell-address="GanttChart.H11"/>
    </style:style>
    <style:style style:name="ce46" style:family="table-cell" style:parent-style-name="Default">
      <style:table-cell-properties fo:border-bottom="0.99pt solid #eaeaea" fo:background-color="#ffffff" style:diagonal-bl-tr="none" style:diagonal-tl-br="none" fo:border-left="none" fo:border-right="none" fo:border-top="0.99pt solid #eaeaea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H$8]=[GanttChart.$B$7])" style:apply-style-name="Excel_5f_CondFormat_5f_1_5f_2_5f_1" style:base-cell-address="GanttChart.H12"/>
      <style:map style:condition="is-true-formula(AND([GanttChart.H$8]&gt;=[GanttChart.$C12];[GanttChart.H$8]&lt;[GanttChart.$C12]+ganttchart.$#REF!26))" style:apply-style-name="Excel_5f_CondFormat_5f_1_5f_2_5f_2" style:base-cell-address="GanttChart.H12"/>
      <style:map style:condition="is-true-formula(AND([GanttChart.H$8]&gt;=[GanttChart.$C12];[GanttChart.H$8]&lt;=[GanttChart.$C12]+[GanttChart.$E12]-1))" style:apply-style-name="Excel_5f_CondFormat_5f_1_5f_2_5f_3" style:base-cell-address="GanttChart.H12"/>
    </style:style>
    <style:style style:name="ce47" style:family="table-cell" style:parent-style-name="Default">
      <style:table-cell-properties fo:border-bottom="0.99pt solid #eaeaea" fo:background-color="#ffffff" style:diagonal-bl-tr="none" style:diagonal-tl-br="none" fo:border-left="none" fo:border-right="none" fo:border-top="0.99pt solid #eaeaea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H$8]=[GanttChart.$B$7])" style:apply-style-name="Excel_5f_CondFormat_5f_1_5f_2_5f_1" style:base-cell-address="GanttChart.H13"/>
      <style:map style:condition="is-true-formula(AND([GanttChart.H$8]&gt;=[GanttChart.$C13];[GanttChart.H$8]&lt;[GanttChart.$C13]+ganttchart.$#REF!26))" style:apply-style-name="Excel_5f_CondFormat_5f_1_5f_2_5f_2" style:base-cell-address="GanttChart.H13"/>
      <style:map style:condition="is-true-formula(AND([GanttChart.H$8]&gt;=[GanttChart.$C13];[GanttChart.H$8]&lt;=[GanttChart.$C13]+[GanttChart.$E13]-1))" style:apply-style-name="Excel_5f_CondFormat_5f_1_5f_2_5f_3" style:base-cell-address="GanttChart.H13"/>
    </style:style>
    <style:style style:name="ce48" style:family="table-cell" style:parent-style-name="Default">
      <style:table-cell-properties fo:border-bottom="0.99pt solid #eaeaea" fo:background-color="#ffffff" style:diagonal-bl-tr="none" style:diagonal-tl-br="none" fo:border-left="none" fo:border-right="none" fo:border-top="0.99pt solid #eaeaea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H$8]=[GanttChart.$B$7])" style:apply-style-name="Excel_5f_CondFormat_5f_1_5f_2_5f_1" style:base-cell-address="GanttChart.H15"/>
      <style:map style:condition="is-true-formula(AND([GanttChart.H$8]&gt;=[GanttChart.$C15];[GanttChart.H$8]&lt;[GanttChart.$C15]+ganttchart.$#REF!26))" style:apply-style-name="Excel_5f_CondFormat_5f_1_5f_2_5f_2" style:base-cell-address="GanttChart.H15"/>
      <style:map style:condition="is-true-formula(AND([GanttChart.H$8]&gt;=[GanttChart.$C15];[GanttChart.H$8]&lt;=[GanttChart.$C15]+[GanttChart.$E15]-1))" style:apply-style-name="Excel_5f_CondFormat_5f_1_5f_2_5f_3" style:base-cell-address="GanttChart.H15"/>
    </style:style>
    <style:style style:name="ce49" style:family="table-cell" style:parent-style-name="Default">
      <style:table-cell-properties fo:border-bottom="0.99pt solid #eaeaea" fo:background-color="#eaeaea" style:diagonal-bl-tr="none" style:diagonal-tl-br="none" fo:border-left="none" fo:border-right="none" fo:border-top="0.99pt solid #eaeaea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H$8]=[GanttChart.$B$7])" style:apply-style-name="Excel_5f_CondFormat_5f_1_5f_2_5f_1" style:base-cell-address="GanttChart.H16"/>
      <style:map style:condition="is-true-formula(AND([GanttChart.H$8]&gt;=[GanttChart.$C16];[GanttChart.H$8]&lt;[GanttChart.$C16]+ganttchart.$#REF!26))" style:apply-style-name="Excel_5f_CondFormat_5f_1_5f_2_5f_2" style:base-cell-address="GanttChart.H16"/>
      <style:map style:condition="is-true-formula(AND([GanttChart.H$8]&gt;=[GanttChart.$C16];[GanttChart.H$8]&lt;=[GanttChart.$C16]+[GanttChart.$E16]-1))" style:apply-style-name="Excel_5f_CondFormat_5f_1_5f_2_5f_3" style:base-cell-address="GanttChart.H16"/>
    </style:style>
    <style:style style:name="ce50" style:family="table-cell" style:parent-style-name="Default">
      <style:table-cell-properties fo:border-bottom="0.99pt solid #eaeaea" fo:background-color="#ffffff" style:diagonal-bl-tr="none" style:diagonal-tl-br="none" fo:border-left="none" fo:border-right="none" fo:border-top="0.99pt solid #eaeaea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H$8]=[GanttChart.$B$7])" style:apply-style-name="Excel_5f_CondFormat_5f_1_5f_2_5f_1" style:base-cell-address="GanttChart.H17"/>
      <style:map style:condition="is-true-formula(AND([GanttChart.H$8]&gt;=[GanttChart.$C17];[GanttChart.H$8]&lt;[GanttChart.$C17]+ganttchart.$#REF!26))" style:apply-style-name="Excel_5f_CondFormat_5f_1_5f_2_5f_2" style:base-cell-address="GanttChart.H17"/>
      <style:map style:condition="is-true-formula(AND([GanttChart.H$8]&gt;=[GanttChart.$C17];[GanttChart.H$8]&lt;=[GanttChart.$C17]+[GanttChart.$E17]-1))" style:apply-style-name="Excel_5f_CondFormat_5f_1_5f_2_5f_3" style:base-cell-address="GanttChart.H17"/>
    </style:style>
    <style:style style:name="ce51" style:family="table-cell" style:parent-style-name="Default">
      <style:table-cell-properties fo:border-bottom="0.99pt solid #eaeaea" fo:background-color="#ffffff" style:diagonal-bl-tr="none" style:diagonal-tl-br="none" fo:border-left="none" fo:border-right="none" fo:border-top="0.99pt solid #eaeaea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H$8]=[GanttChart.$B$7])" style:apply-style-name="Excel_5f_CondFormat_5f_1_5f_2_5f_1" style:base-cell-address="GanttChart.H18"/>
      <style:map style:condition="is-true-formula(AND([GanttChart.H$8]&gt;=[GanttChart.$C18];[GanttChart.H$8]&lt;[GanttChart.$C18]+ganttchart.$#REF!26))" style:apply-style-name="Excel_5f_CondFormat_5f_1_5f_2_5f_2" style:base-cell-address="GanttChart.H18"/>
      <style:map style:condition="is-true-formula(AND([GanttChart.H$8]&gt;=[GanttChart.$C18];[GanttChart.H$8]&lt;=[GanttChart.$C18]+[GanttChart.$E18]-1))" style:apply-style-name="Excel_5f_CondFormat_5f_1_5f_2_5f_3" style:base-cell-address="GanttChart.H18"/>
    </style:style>
    <style:style style:name="ce52" style:family="table-cell" style:parent-style-name="Default">
      <style:table-cell-properties fo:border-bottom="0.99pt solid #eaeaea" fo:background-color="#ffffff" style:diagonal-bl-tr="none" style:diagonal-tl-br="none" fo:border-left="none" fo:border-right="none" fo:border-top="0.99pt solid #eaeaea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H$8]=[GanttChart.$B$7])" style:apply-style-name="Excel_5f_CondFormat_5f_1_5f_2_5f_1" style:base-cell-address="GanttChart.H19"/>
      <style:map style:condition="is-true-formula(AND([GanttChart.H$8]&gt;=[GanttChart.$C19];[GanttChart.H$8]&lt;[GanttChart.$C19]+ganttchart.$#REF!26))" style:apply-style-name="Excel_5f_CondFormat_5f_1_5f_2_5f_2" style:base-cell-address="GanttChart.H19"/>
      <style:map style:condition="is-true-formula(AND([GanttChart.H$8]&gt;=[GanttChart.$C19];[GanttChart.H$8]&lt;=[GanttChart.$C19]+[GanttChart.$E19]-1))" style:apply-style-name="Excel_5f_CondFormat_5f_1_5f_2_5f_3" style:base-cell-address="GanttChart.H19"/>
    </style:style>
    <style:style style:name="ce53" style:family="table-cell" style:parent-style-name="Default">
      <style:table-cell-properties fo:border-bottom="0.99pt solid #eaeaea" fo:background-color="#eaeaea" style:diagonal-bl-tr="none" style:diagonal-tl-br="none" fo:border-left="none" fo:border-right="none" fo:border-top="0.99pt solid #eaeaea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H$8]=[GanttChart.$B$7])" style:apply-style-name="Excel_5f_CondFormat_5f_1_5f_2_5f_1" style:base-cell-address="GanttChart.H20"/>
      <style:map style:condition="is-true-formula(AND([GanttChart.H$8]&gt;=[GanttChart.$C20];[GanttChart.H$8]&lt;[GanttChart.$C20]+ganttchart.$#REF!26))" style:apply-style-name="Excel_5f_CondFormat_5f_1_5f_2_5f_2" style:base-cell-address="GanttChart.H20"/>
      <style:map style:condition="is-true-formula(AND([GanttChart.H$8]&gt;=[GanttChart.$C20];[GanttChart.H$8]&lt;=[GanttChart.$C20]+[GanttChart.$E20]-1))" style:apply-style-name="Excel_5f_CondFormat_5f_1_5f_2_5f_3" style:base-cell-address="GanttChart.H20"/>
    </style:style>
    <style:style style:name="ce54" style:family="table-cell" style:parent-style-name="Default">
      <style:table-cell-properties fo:border-bottom="0.99pt solid #eaeaea" fo:background-color="#eaeaea" style:diagonal-bl-tr="none" style:diagonal-tl-br="none" fo:border-left="none" fo:border-right="none" fo:border-top="0.99pt solid #eaeaea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H$8]=[GanttChart.$B$7])" style:apply-style-name="Excel_5f_CondFormat_5f_1_5f_2_5f_1" style:base-cell-address="GanttChart.H21"/>
      <style:map style:condition="is-true-formula(AND([GanttChart.H$8]&gt;=[GanttChart.$C21];[GanttChart.H$8]&lt;[GanttChart.$C21]+ganttchart.$#REF!26))" style:apply-style-name="Excel_5f_CondFormat_5f_1_5f_2_5f_2" style:base-cell-address="GanttChart.H21"/>
      <style:map style:condition="is-true-formula(AND([GanttChart.H$8]&gt;=[GanttChart.$C21];[GanttChart.H$8]&lt;=[GanttChart.$C21]+[GanttChart.$E21]-1))" style:apply-style-name="Excel_5f_CondFormat_5f_1_5f_2_5f_3" style:base-cell-address="GanttChart.H21"/>
    </style:style>
    <style:style style:name="ce55" style:family="table-cell" style:parent-style-name="Default">
      <style:table-cell-properties fo:border-bottom="0.99pt solid #eaeaea" fo:background-color="#ffffff" style:diagonal-bl-tr="none" style:diagonal-tl-br="none" fo:border-left="none" fo:border-right="none" fo:border-top="0.99pt solid #eaeaea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H$8]=[GanttChart.$B$7])" style:apply-style-name="Excel_5f_CondFormat_5f_1_5f_2_5f_1" style:base-cell-address="GanttChart.H22"/>
      <style:map style:condition="is-true-formula(AND([GanttChart.H$8]&gt;=[GanttChart.$C22];[GanttChart.H$8]&lt;[GanttChart.$C22]+ganttchart.$#REF!26))" style:apply-style-name="Excel_5f_CondFormat_5f_1_5f_2_5f_2" style:base-cell-address="GanttChart.H22"/>
      <style:map style:condition="is-true-formula(AND([GanttChart.H$8]&gt;=[GanttChart.$C22];[GanttChart.H$8]&lt;=[GanttChart.$C22]+[GanttChart.$E22]-1))" style:apply-style-name="Excel_5f_CondFormat_5f_1_5f_2_5f_3" style:base-cell-address="GanttChart.H22"/>
    </style:style>
    <style:style style:name="ce56" style:family="table-cell" style:parent-style-name="Default">
      <style:table-cell-properties fo:border-bottom="0.99pt solid #eaeaea" fo:background-color="#ffffff" style:diagonal-bl-tr="none" style:diagonal-tl-br="none" fo:border-left="none" fo:border-right="none" fo:border-top="0.99pt solid #eaeaea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H$8]=[GanttChart.$B$7])" style:apply-style-name="Excel_5f_CondFormat_5f_1_5f_2_5f_1" style:base-cell-address="GanttChart.H23"/>
      <style:map style:condition="is-true-formula(AND([GanttChart.H$8]&gt;=[GanttChart.$C23];[GanttChart.H$8]&lt;[GanttChart.$C23]+ganttchart.$#REF!26))" style:apply-style-name="Excel_5f_CondFormat_5f_1_5f_2_5f_2" style:base-cell-address="GanttChart.H23"/>
      <style:map style:condition="is-true-formula(AND([GanttChart.H$8]&gt;=[GanttChart.$C23];[GanttChart.H$8]&lt;=[GanttChart.$C23]+[GanttChart.$E23]-1))" style:apply-style-name="Excel_5f_CondFormat_5f_1_5f_2_5f_3" style:base-cell-address="GanttChart.H23"/>
    </style:style>
    <style:style style:name="ce57" style:family="table-cell" style:parent-style-name="Default">
      <style:table-cell-properties fo:border-bottom="0.99pt solid #eaeaea" fo:background-color="#ffffff" style:diagonal-bl-tr="none" style:diagonal-tl-br="none" fo:border-left="none" fo:border-right="none" fo:border-top="0.99pt solid #eaeaea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H$8]=[GanttChart.$B$7])" style:apply-style-name="Excel_5f_CondFormat_5f_1_5f_2_5f_1" style:base-cell-address="GanttChart.H24"/>
      <style:map style:condition="is-true-formula(AND([GanttChart.H$8]&gt;=[GanttChart.$C24];[GanttChart.H$8]&lt;[GanttChart.$C24]+ganttchart.$#REF!26))" style:apply-style-name="Excel_5f_CondFormat_5f_1_5f_2_5f_2" style:base-cell-address="GanttChart.H24"/>
      <style:map style:condition="is-true-formula(AND([GanttChart.H$8]&gt;=[GanttChart.$C24];[GanttChart.H$8]&lt;=[GanttChart.$C24]+[GanttChart.$E24]-1))" style:apply-style-name="Excel_5f_CondFormat_5f_1_5f_2_5f_3" style:base-cell-address="GanttChart.H24"/>
    </style:style>
    <style:style style:name="ce58" style:family="table-cell" style:parent-style-name="Default">
      <style:table-cell-properties fo:border-bottom="0.99pt solid #eaeaea" fo:background-color="#ffffff" style:diagonal-bl-tr="none" style:diagonal-tl-br="none" fo:border-left="none" fo:border-right="none" fo:border-top="0.99pt solid #eaeaea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H$8]=[GanttChart.$B$7])" style:apply-style-name="Excel_5f_CondFormat_5f_1_5f_2_5f_1" style:base-cell-address="GanttChart.H25"/>
      <style:map style:condition="is-true-formula(AND([GanttChart.H$8]&gt;=[GanttChart.$C25];[GanttChart.H$8]&lt;[GanttChart.$C25]+ganttchart.$#REF!26))" style:apply-style-name="Excel_5f_CondFormat_5f_1_5f_2_5f_2" style:base-cell-address="GanttChart.H25"/>
      <style:map style:condition="is-true-formula(AND([GanttChart.H$8]&gt;=[GanttChart.$C25];[GanttChart.H$8]&lt;=[GanttChart.$C25]+[GanttChart.$E25]-1))" style:apply-style-name="Excel_5f_CondFormat_5f_1_5f_2_5f_3" style:base-cell-address="GanttChart.H25"/>
    </style:style>
    <style:style style:name="ce59" style:family="table-cell" style:parent-style-name="Default">
      <style:table-cell-properties fo:border-bottom="0.99pt solid #eaeaea" fo:background-color="#ffffff" style:diagonal-bl-tr="none" style:diagonal-tl-br="none" fo:border-left="none" fo:border-right="none" fo:border-top="0.99pt solid #eaeaea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H$8]=[GanttChart.$B$7])" style:apply-style-name="Excel_5f_CondFormat_5f_1_5f_2_5f_1" style:base-cell-address="GanttChart.H26"/>
      <style:map style:condition="is-true-formula(AND([GanttChart.H$8]&gt;=[GanttChart.$C26];[GanttChart.H$8]&lt;[GanttChart.$C26]+ganttchart.$#REF!26))" style:apply-style-name="Excel_5f_CondFormat_5f_1_5f_2_5f_2" style:base-cell-address="GanttChart.H26"/>
      <style:map style:condition="is-true-formula(AND([GanttChart.H$8]&gt;=[GanttChart.$C26];[GanttChart.H$8]&lt;=[GanttChart.$C26]+[GanttChart.$E26]-1))" style:apply-style-name="Excel_5f_CondFormat_5f_1_5f_2_5f_3" style:base-cell-address="GanttChart.H26"/>
    </style:style>
    <style:style style:name="ce60" style:family="table-cell" style:parent-style-name="Default">
      <style:table-cell-properties fo:border-bottom="0.99pt solid #eaeaea" fo:background-color="#ffffff" style:diagonal-bl-tr="none" style:diagonal-tl-br="none" fo:border-left="none" fo:border-right="none" fo:border-top="0.99pt solid #eaeaea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H$8]=[GanttChart.$B$7])" style:apply-style-name="Excel_5f_CondFormat_5f_1_5f_2_5f_1" style:base-cell-address="GanttChart.H27"/>
      <style:map style:condition="is-true-formula(AND([GanttChart.H$8]&gt;=[GanttChart.$C27];[GanttChart.H$8]&lt;[GanttChart.$C27]+ganttchart.$#REF!26))" style:apply-style-name="Excel_5f_CondFormat_5f_1_5f_2_5f_2" style:base-cell-address="GanttChart.H27"/>
      <style:map style:condition="is-true-formula(AND([GanttChart.H$8]&gt;=[GanttChart.$C27];[GanttChart.H$8]&lt;=[GanttChart.$C27]+[GanttChart.$E27]-1))" style:apply-style-name="Excel_5f_CondFormat_5f_1_5f_2_5f_3" style:base-cell-address="GanttChart.H27"/>
    </style:style>
    <style:style style:name="ce61" style:family="table-cell" style:parent-style-name="Default">
      <style:table-cell-properties fo:border-bottom="0.99pt solid #eaeaea" fo:background-color="#ffffff" style:diagonal-bl-tr="none" style:diagonal-tl-br="none" fo:border-left="none" fo:border-right="none" fo:border-top="0.99pt solid #eaeaea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H$8]=[GanttChart.$B$7])" style:apply-style-name="Excel_5f_CondFormat_5f_1_5f_1_5f_1" style:base-cell-address="GanttChart.H28"/>
      <style:map style:condition="is-true-formula(AND([GanttChart.H$8]&gt;=[GanttChart.$C28];[GanttChart.H$8]&lt;[GanttChart.$C28]+ganttchart.$#REF!27))" style:apply-style-name="Excel_5f_CondFormat_5f_1_5f_1_5f_2" style:base-cell-address="GanttChart.H28"/>
      <style:map style:condition="is-true-formula(AND([GanttChart.H$8]&gt;=[GanttChart.$C28];[GanttChart.H$8]&lt;=[GanttChart.$C28]+[GanttChart.$E28]-1))" style:apply-style-name="Excel_5f_CondFormat_5f_1_5f_1_5f_3" style:base-cell-address="GanttChart.H28"/>
    </style:style>
    <style:style style:name="ce62" style:family="table-cell" style:parent-style-name="Default" style:data-style-name="N10120">
      <style:table-cell-properties fo:background-color="transparent"/>
      <style:text-properties fo:color="#ffffff"/>
    </style:style>
    <style:style style:name="ce63" style:family="table-cell" style:parent-style-name="Default" style:data-style-name="N165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90" style:rotation-align="none" style:shrink-to-fit="false" fo:border-top="none" style:vertical-align="middle"/>
      <style:paragraph-properties fo:text-align="center" fo:margin-left="0in" style:writing-mode="page"/>
    </style:style>
    <style:style style:name="ce64" style:family="table-cell" style:parent-style-name="Default" style:data-style-name="N165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0.99pt solid #c0c0c0" style:rotation-angle="90" style:rotation-align="none" style:shrink-to-fit="false" fo:border-top="none" style:vertical-align="middle"/>
      <style:paragraph-properties fo:text-align="center" fo:margin-left="0in" style:writing-mode="page"/>
    </style:style>
    <style:style style:name="ce65" style:family="table-cell" style:parent-style-name="Default">
      <style:table-cell-properties fo:border-bottom="0.99pt solid #eaeaea" fo:background-color="#ffffff" style:diagonal-bl-tr="none" style:diagonal-tl-br="none" fo:border-left="none" fo:border-right="none" fo:border-top="0.99pt solid #eaeaea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CM$8]=[GanttChart.$B$7])" style:apply-style-name="Excel_5f_CondFormat_5f_1_5f_2_5f_1" style:base-cell-address="GanttChart.CM11"/>
      <style:map style:condition="is-true-formula(AND([GanttChart.CM$8]&gt;=[GanttChart.$C11];[GanttChart.CM$8]&lt;[GanttChart.$C11]+ganttchart.$#REF!11))" style:apply-style-name="Excel_5f_CondFormat_5f_1_5f_2_5f_2" style:base-cell-address="GanttChart.CM11"/>
      <style:map style:condition="is-true-formula(AND([GanttChart.CM$8]&gt;=[GanttChart.$C11];[GanttChart.CM$8]&lt;=[GanttChart.$C11]+[GanttChart.$E11]-1))" style:apply-style-name="Excel_5f_CondFormat_5f_1_5f_2_5f_3" style:base-cell-address="GanttChart.CM11"/>
    </style:style>
    <style:style style:name="ce66" style:family="table-cell" style:parent-style-name="Default">
      <style:table-cell-properties fo:border-bottom="0.99pt solid #eaeaea" fo:background-color="#ffffff" style:diagonal-bl-tr="none" style:diagonal-tl-br="none" fo:border-left="none" fo:border-right="none" fo:border-top="0.99pt solid #eaeaea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CM$8]=[GanttChart.$B$7])" style:apply-style-name="Excel_5f_CondFormat_5f_1_5f_1_5f_1" style:base-cell-address="GanttChart.CM12"/>
      <style:map style:condition="is-true-formula(AND([GanttChart.CM$8]&gt;=[GanttChart.$C12];[GanttChart.CM$8]&lt;[GanttChart.$C12]+ganttchart.$#REF!12))" style:apply-style-name="Excel_5f_CondFormat_5f_1_5f_1_5f_2" style:base-cell-address="GanttChart.CM12"/>
      <style:map style:condition="is-true-formula(AND([GanttChart.CM$8]&gt;=[GanttChart.$C12];[GanttChart.CM$8]&lt;=[GanttChart.$C12]+[GanttChart.$E12]-1))" style:apply-style-name="Excel_5f_CondFormat_5f_1_5f_1_5f_3" style:base-cell-address="GanttChart.CM12"/>
    </style:style>
    <style:style style:name="ce67" style:family="table-cell" style:parent-style-name="Default">
      <style:table-cell-properties fo:background-color="#ffffff" style:diagonal-bl-tr="none" style:diagonal-tl-br="none" fo:border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8" style:family="table-cell" style:parent-style-name="Default">
      <style:table-cell-properties fo:background-color="#ffffff" style:diagonal-bl-tr="none" style:diagonal-tl-br="none" fo:border="none"/>
    </style:style>
    <style:style style:name="ce6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gr1" style:family="graphic">
      <style:graphic-properties fo:border="none #000000"/>
    </style:style>
    <style:style style:name="gr2" style:family="graphic">
      <style:graphic-properties draw:stroke="solid" svg:stroke-width="0.0102in" svg:stroke-color="#000000" draw:stroke-linejoin="miter" draw:fill="solid" draw:fill-color="#eaeaea" draw:textarea-horizontal-align="justify" draw:textarea-vertical-align="top" draw:auto-grow-height="false" fo:padding-top="0.022in" fo:padding-bottom="0.022in" fo:padding-left="0.022in" fo:padding-right="0.022in" fo:wrap-option="wrap" draw:shadow="hidden"/>
    </style:style>
    <style:style style:name="gr3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</style:style>
    <style:style style:name="P1" style:family="paragraph"/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color="#008000" style:text-outline="false" style:text-line-through-style="none" style:text-line-through-typ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6" style:family="text">
      <style:text-properties fo:color="#ff0000" style:text-outline="false" style:text-line-through-style="none" style:text-line-through-typ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7" style:family="text">
      <style:text-properties fo:color="#0000ff" style:text-outline="false" style:text-line-through-style="none" style:text-line-through-typ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8" style:family="text">
      <style:text-properties fo:color="#ff00ff" style:text-outline="false" style:text-line-through-style="none" style:text-line-through-typ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9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0" style:family="text">
      <style:text-properties fo:color="#000000" style:text-outline="false" style:text-line-through-style="none" style:text-line-through-type="none" style:text-position="0% 100%" style:font-name="Arial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8pt" style:language-asian="zxx" style:country-asian="none" style:font-style-asian="normal" style:font-weight-asian="bold" style:font-name-complex="Arial1" style:font-size-complex="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text-position="0% 100%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GanttChart" table:style-name="ta1" table:print-ranges="GanttChart.A3:GanttChart.IJ28">
        <office:forms form:automatic-focus="false" form:apply-design-mode="false">
          <form:form form:name="WW-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value-range form:name="ScrollBar" form:control-implementation="ooo:com.sun.star.form.component.ScrollBar" xml:id="control1" form:id="control1" form:printable="false" form:value="0" form:linked-cell="GanttChart.G1" form:page-step-size="4" form:delay-for-repeat="PT0.500000000S" form:min-value="0" form:max-value="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ObjIDinMSO" office:value-type="float" office:value=""/>
                <form:property form:property-name="TabIndex" office:value-type="float" office:value="0"/>
                <form:property form:property-name="VisibleSize" office:value-type="float" office:value="1"/>
              </form:properties>
            </form:value-range>
          </form:form>
        </office:form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number-columns-repeated="22" table:default-cell-style-name="Default"/>
        <table:table-column table:style-name="co6" table:number-columns-repeated="126" table:default-cell-style-name="Default"/>
        <table:table-column table:style-name="co7" table:number-columns-repeated="69" table:default-cell-style-name="Default"/>
        <table:table-column table:style-name="co7" table:number-columns-repeated="23" table:default-cell-style-name="ce2"/>
        <table:table-column table:style-name="co8" table:number-columns-repeated="6" table:default-cell-style-name="ce2"/>
        <table:table-column table:style-name="co9" table:number-columns-repeated="15" table:default-cell-style-name="Default"/>
        <table:table-row table:style-name="ro1">
          <table:table-cell table:style-name="ce1" office:value-type="string" calcext:value-type="string">
            <text:p>Gantt Chart</text:p>
          </table:table-cell>
          <table:table-cell table:style-name="ce11" table:number-columns-repeated="5"/>
          <table:table-cell table:style-name="ce37"/>
          <table:table-cell table:number-columns-repeated="215"/>
          <table:table-cell table:style-name="Default" table:number-columns-repeated="22"/>
          <table:table-cell table:number-columns-repeated="22"/>
        </table:table-row>
        <table:table-row table:style-name="ro2">
          <table:table-cell table:number-columns-repeated="6"/>
          <table:table-cell table:style-name="ce38"/>
          <table:table-cell table:number-columns-repeated="259"/>
        </table:table-row>
        <table:table-row table:style-name="ro3">
          <table:table-cell table:style-name="ce3" office:value-type="string" calcext:value-type="string">
            <text:p>Scribbler Synonym Writer</text:p>
          </table:table-cell>
          <table:table-cell table:number-columns-repeated="265"/>
        </table:table-row>
        <table:table-row table:style-name="ro2">
          <table:table-cell table:style-name="Default" office:value-type="string" calcext:value-type="string">
            <text:p>David, Justin, Leonardo, Sadman, Shan, Tammy</text:p>
          </table:table-cell>
          <table:table-cell table:number-columns-repeated="265"/>
        </table:table-row>
        <table:table-row table:style-name="ro2">
          <table:table-cell table:number-columns-repeated="266"/>
        </table:table-row>
        <table:table-row table:style-name="ro2">
          <table:table-cell/>
          <table:table-cell table:style-name="ce12" table:number-columns-repeated="2"/>
          <table:table-cell table:style-name="ce26"/>
          <table:table-cell table:style-name="ce28" table:number-columns-repeated="2"/>
          <table:table-cell table:number-columns-repeated="260"/>
        </table:table-row>
        <table:table-row table:style-name="ro2">
          <table:table-cell/>
          <table:table-cell table:style-name="ce13" table:formula="of:=TODAY()" office:value-type="date" office:date-value="2014-11-19" calcext:value-type="date">
            <text:p>11/19/2014</text:p>
          </table:table-cell>
          <table:table-cell table:style-name="ce22" table:formula="of:=[.B7]" office:value-type="date" office:date-value="2014-11-19" calcext:value-type="date">
            <text:p>(Wed)</text:p>
          </table:table-cell>
          <table:table-cell table:style-name="ce27" office:value-type="string" calcext:value-type="string">
            <text:p>(vertical red line)</text:p>
          </table:table-cell>
          <table:table-cell table:style-name="ce28" table:number-columns-repeated="2"/>
          <table:table-cell table:number-columns-repeated="31"/>
          <table:table-cell>
            <draw:control table:end-cell-address="GanttChart.DZ9" table:end-x="0.013in" table:end-y="0.026in" draw:z-index="0" draw:style-name="gr1" draw:text-style-name="P1" svg:width="9.2996in" svg:height="0.2067in" svg:x="-0.0862in" svg:y="0.1748in" draw:control="control1"/>
          </table:table-cell>
          <table:table-cell table:number-columns-repeated="228"/>
        </table:table-row>
        <table:table-row table:style-name="ro2">
          <table:table-cell table:style-name="ce4" office:value-type="string" calcext:value-type="string">
            <text:p>[42]</text:p>
          </table:table-cell>
          <table:table-cell table:style-name="ce14" office:value-type="date" office:date-value="2014-10-27" calcext:value-type="date">
            <text:p>10/27/2014</text:p>
          </table:table-cell>
          <table:table-cell table:style-name="ce22" table:formula="of:=[.B8]" office:value-type="date" office:date-value="2014-10-27" calcext:value-type="date">
            <text:p>(Mon)</text:p>
          </table:table-cell>
          <table:table-cell table:style-name="ce28"/>
          <table:table-cell table:style-name="ce31"/>
          <table:table-cell table:style-name="ce28"/>
          <table:table-cell table:style-name="ce39"/>
          <table:table-cell table:style-name="ce43" table:formula="of:=([.B8]-WEEKDAY([.B8];1)+[.G8])+7*[.G1]" office:value-type="date" office:date-value="2014-10-25" calcext:value-type="date">
            <text:p>10/25/2014</text:p>
          </table:table-cell>
          <table:table-cell table:style-name="ce62" table:formula="of:=[.H8]+1" office:value-type="date" office:date-value="2014-10-26" calcext:value-type="date">
            <text:p>10/26/2014</text:p>
          </table:table-cell>
          <table:table-cell table:style-name="ce62" table:formula="of:=[.I8]+1" office:value-type="date" office:date-value="2014-10-27" calcext:value-type="date">
            <text:p>10/27/2014</text:p>
          </table:table-cell>
          <table:table-cell table:style-name="ce62" table:formula="of:=#REF!8+1" office:value-type="string" office:string-value="" calcext:value-type="error">
            <text:p>Err:509</text:p>
          </table:table-cell>
          <table:table-cell table:style-name="ce62" table:formula="of:=[.K8]+1" office:value-type="date" office:date-value="2014-10-04" calcext:value-type="date">
            <text:p>10/4/2014</text:p>
          </table:table-cell>
          <table:table-cell table:style-name="ce62" table:formula="of:=[.L8]+1" office:value-type="date" office:date-value="2014-10-05" calcext:value-type="date">
            <text:p>10/5/2014</text:p>
          </table:table-cell>
          <table:table-cell table:style-name="ce62" table:formula="of:=[.M8]+1" office:value-type="date" office:date-value="2014-10-06" calcext:value-type="date">
            <text:p>10/6/2014</text:p>
          </table:table-cell>
          <table:table-cell table:style-name="ce62" table:formula="of:=[.N8]+1" office:value-type="date" office:date-value="2014-10-07" calcext:value-type="date">
            <text:p>10/7/2014</text:p>
          </table:table-cell>
          <table:table-cell table:style-name="ce62" table:formula="of:=[.O8]+1" office:value-type="date" office:date-value="2014-10-08" calcext:value-type="date">
            <text:p>10/8/2014</text:p>
          </table:table-cell>
          <table:table-cell table:style-name="ce62" table:formula="of:=[.P8]+1" office:value-type="date" office:date-value="2014-10-09" calcext:value-type="date">
            <text:p>10/9/2014</text:p>
          </table:table-cell>
          <table:table-cell table:style-name="ce62" table:formula="of:=[.Q8]+1" office:value-type="date" office:date-value="2014-10-10" calcext:value-type="date">
            <text:p>10/10/2014</text:p>
          </table:table-cell>
          <table:table-cell table:style-name="ce62" table:formula="of:=[.R8]+1" office:value-type="date" office:date-value="2014-10-11" calcext:value-type="date">
            <text:p>10/11/2014</text:p>
          </table:table-cell>
          <table:table-cell table:style-name="ce62" table:formula="of:=[.S8]+1" office:value-type="date" office:date-value="2014-10-12" calcext:value-type="date">
            <text:p>10/12/2014</text:p>
          </table:table-cell>
          <table:table-cell table:style-name="ce62" table:formula="of:=[.T8]+1" office:value-type="date" office:date-value="2014-10-13" calcext:value-type="date">
            <text:p>10/13/2014</text:p>
          </table:table-cell>
          <table:table-cell table:style-name="ce62" table:formula="of:=[.U8]+1" office:value-type="date" office:date-value="2014-10-14" calcext:value-type="date">
            <text:p>10/14/2014</text:p>
          </table:table-cell>
          <table:table-cell table:style-name="ce62" table:formula="of:=[.V8]+1" office:value-type="date" office:date-value="2014-10-15" calcext:value-type="date">
            <text:p>10/15/2014</text:p>
          </table:table-cell>
          <table:table-cell table:style-name="ce62" table:formula="of:=[.W8]+1" office:value-type="date" office:date-value="2014-10-16" calcext:value-type="date">
            <text:p>10/16/2014</text:p>
          </table:table-cell>
          <table:table-cell table:style-name="ce62" table:formula="of:=[.X8]+1" office:value-type="date" office:date-value="2014-10-17" calcext:value-type="date">
            <text:p>10/17/2014</text:p>
          </table:table-cell>
          <table:table-cell table:style-name="ce62" table:formula="of:=[.Y8]+1" office:value-type="date" office:date-value="2014-10-18" calcext:value-type="date">
            <text:p>10/18/2014</text:p>
          </table:table-cell>
          <table:table-cell table:style-name="ce62" table:formula="of:=[.Z8]+1" office:value-type="date" office:date-value="2014-10-19" calcext:value-type="date">
            <text:p>10/19/2014</text:p>
          </table:table-cell>
          <table:table-cell table:style-name="ce62" table:formula="of:=[.AA8]+1" office:value-type="date" office:date-value="2014-10-20" calcext:value-type="date">
            <text:p>10/20/2014</text:p>
          </table:table-cell>
          <table:table-cell table:style-name="ce62" table:formula="of:=[.AB8]+1" office:value-type="date" office:date-value="2014-10-21" calcext:value-type="date">
            <text:p>10/21/2014</text:p>
          </table:table-cell>
          <table:table-cell table:style-name="ce62" table:formula="of:=[.AC8]+1" office:value-type="date" office:date-value="2014-10-22" calcext:value-type="date">
            <text:p>10/22/2014</text:p>
          </table:table-cell>
          <table:table-cell table:style-name="ce62" table:formula="of:=[.AD8]+1" office:value-type="date" office:date-value="2014-10-23" calcext:value-type="date">
            <text:p>10/23/2014</text:p>
          </table:table-cell>
          <table:table-cell table:style-name="ce62" table:formula="of:=[.AE8]+1" office:value-type="date" office:date-value="2014-10-24" calcext:value-type="date">
            <text:p>10/24/2014</text:p>
          </table:table-cell>
          <table:table-cell table:style-name="ce62" table:formula="of:=[.AF8]+1" office:value-type="date" office:date-value="2014-10-25" calcext:value-type="date">
            <text:p>10/25/2014</text:p>
          </table:table-cell>
          <table:table-cell table:style-name="ce62" table:formula="of:=[.AG8]+1" office:value-type="date" office:date-value="2014-10-26" calcext:value-type="date">
            <text:p>10/26/2014</text:p>
          </table:table-cell>
          <table:table-cell table:style-name="ce62" table:formula="of:=[.AH8]+1" office:value-type="date" office:date-value="2014-10-27" calcext:value-type="date">
            <text:p>10/27/2014</text:p>
          </table:table-cell>
          <table:table-cell table:style-name="ce62" table:formula="of:=[.AI8]+1" office:value-type="date" office:date-value="2014-10-28" calcext:value-type="date">
            <text:p>10/28/2014</text:p>
          </table:table-cell>
          <table:table-cell table:style-name="ce62" table:formula="of:=[.AJ8]+1" office:value-type="date" office:date-value="2014-10-29" calcext:value-type="date">
            <text:p>10/29/2014</text:p>
          </table:table-cell>
          <table:table-cell table:style-name="ce62" table:formula="of:=[.AK8]+1" office:value-type="date" office:date-value="2014-10-30" calcext:value-type="date">
            <text:p>10/30/2014</text:p>
          </table:table-cell>
          <table:table-cell table:style-name="ce62" table:formula="of:=[.AL8]+1" office:value-type="date" office:date-value="2014-10-31" calcext:value-type="date">
            <text:p>10/31/2014</text:p>
          </table:table-cell>
          <table:table-cell table:style-name="ce62" table:formula="of:=[.AM8]+1" office:value-type="date" office:date-value="2014-11-01" calcext:value-type="date">
            <text:p>11/1/2014</text:p>
          </table:table-cell>
          <table:table-cell table:style-name="ce62" table:formula="of:=[.AN8]+1" office:value-type="date" office:date-value="2014-11-02" calcext:value-type="date">
            <text:p>11/2/2014</text:p>
          </table:table-cell>
          <table:table-cell table:style-name="ce62" table:formula="of:=[.AO8]+1" office:value-type="date" office:date-value="2014-11-03" calcext:value-type="date">
            <text:p>11/3/2014</text:p>
          </table:table-cell>
          <table:table-cell table:style-name="ce62" table:formula="of:=[.AP8]+1" office:value-type="date" office:date-value="2014-11-04" calcext:value-type="date">
            <text:p>11/4/2014</text:p>
          </table:table-cell>
          <table:table-cell table:style-name="ce62" table:formula="of:=[.AQ8]+1" office:value-type="date" office:date-value="2014-11-05" calcext:value-type="date">
            <text:p>11/5/2014</text:p>
          </table:table-cell>
          <table:table-cell table:style-name="ce62" table:formula="of:=[.AR8]+1" office:value-type="date" office:date-value="2014-11-06" calcext:value-type="date">
            <text:p>11/6/2014</text:p>
          </table:table-cell>
          <table:table-cell table:style-name="ce62" table:formula="of:=[.AS8]+1" office:value-type="date" office:date-value="2014-11-07" calcext:value-type="date">
            <text:p>11/7/2014</text:p>
          </table:table-cell>
          <table:table-cell table:style-name="ce62" table:formula="of:=[.AT8]+1" office:value-type="date" office:date-value="2014-11-08" calcext:value-type="date">
            <text:p>11/8/2014</text:p>
          </table:table-cell>
          <table:table-cell table:style-name="ce62" table:formula="of:=[.AU8]+1" office:value-type="date" office:date-value="2014-11-09" calcext:value-type="date">
            <text:p>11/9/2014</text:p>
          </table:table-cell>
          <table:table-cell table:style-name="ce62" table:formula="of:=[.AV8]+1" office:value-type="date" office:date-value="2014-11-10" calcext:value-type="date">
            <text:p>11/10/2014</text:p>
          </table:table-cell>
          <table:table-cell table:style-name="ce62" table:formula="of:=[.AW8]+1" office:value-type="date" office:date-value="2014-11-11" calcext:value-type="date">
            <text:p>11/11/2014</text:p>
          </table:table-cell>
          <table:table-cell table:style-name="ce62" table:formula="of:=[.AX8]+1" office:value-type="date" office:date-value="2014-11-12" calcext:value-type="date">
            <text:p>11/12/2014</text:p>
          </table:table-cell>
          <table:table-cell table:style-name="ce62" table:formula="of:=[.AY8]+1" office:value-type="date" office:date-value="2014-11-13" calcext:value-type="date">
            <text:p>11/13/2014</text:p>
          </table:table-cell>
          <table:table-cell table:style-name="ce62" table:formula="of:=[.AZ8]+1" office:value-type="date" office:date-value="2014-11-14" calcext:value-type="date">
            <text:p>11/14/2014</text:p>
          </table:table-cell>
          <table:table-cell table:style-name="ce62" table:formula="of:=[.BA8]+1" office:value-type="date" office:date-value="2014-11-15" calcext:value-type="date">
            <text:p>11/15/2014</text:p>
          </table:table-cell>
          <table:table-cell table:style-name="ce62" table:formula="of:=[.BB8]+1" office:value-type="date" office:date-value="2014-11-16" calcext:value-type="date">
            <text:p>11/16/2014</text:p>
          </table:table-cell>
          <table:table-cell table:style-name="ce62" table:formula="of:=[.BC8]+1" office:value-type="date" office:date-value="2014-11-17" calcext:value-type="date">
            <text:p>11/17/2014</text:p>
          </table:table-cell>
          <table:table-cell table:style-name="ce62" table:formula="of:=[.BD8]+1" office:value-type="date" office:date-value="2014-11-18" calcext:value-type="date">
            <text:p>11/18/2014</text:p>
          </table:table-cell>
          <table:table-cell table:style-name="ce62" table:formula="of:=[.BE8]+1" office:value-type="date" office:date-value="2014-11-19" calcext:value-type="date">
            <text:p>11/19/2014</text:p>
          </table:table-cell>
          <table:table-cell table:style-name="ce62" table:formula="of:=[.BF8]+1" office:value-type="date" office:date-value="2014-11-20" calcext:value-type="date">
            <text:p>11/20/2014</text:p>
          </table:table-cell>
          <table:table-cell table:style-name="ce62" table:formula="of:=[.BG8]+1" office:value-type="date" office:date-value="2014-11-21" calcext:value-type="date">
            <text:p>11/21/2014</text:p>
          </table:table-cell>
          <table:table-cell table:style-name="ce62" table:formula="of:=[.BH8]+1" office:value-type="date" office:date-value="2014-11-22" calcext:value-type="date">
            <text:p>11/22/2014</text:p>
          </table:table-cell>
          <table:table-cell table:style-name="ce62" table:formula="of:=[.BI8]+1" office:value-type="date" office:date-value="2014-11-23" calcext:value-type="date">
            <text:p>11/23/2014</text:p>
          </table:table-cell>
          <table:table-cell table:style-name="ce62" table:formula="of:=[.BJ8]+1" office:value-type="date" office:date-value="2014-11-24" calcext:value-type="date">
            <text:p>11/24/2014</text:p>
          </table:table-cell>
          <table:table-cell table:style-name="ce62" table:formula="of:=[.BK8]+1" office:value-type="date" office:date-value="2014-11-25" calcext:value-type="date">
            <text:p>11/25/2014</text:p>
          </table:table-cell>
          <table:table-cell table:style-name="ce62" table:formula="of:=[.BL8]+1" office:value-type="date" office:date-value="2014-11-26" calcext:value-type="date">
            <text:p>11/26/2014</text:p>
          </table:table-cell>
          <table:table-cell table:style-name="ce62" table:formula="of:=[.BM8]+1" office:value-type="date" office:date-value="2014-11-27" calcext:value-type="date">
            <text:p>11/27/2014</text:p>
          </table:table-cell>
          <table:table-cell table:style-name="ce62" table:formula="of:=[.BN8]+1" office:value-type="date" office:date-value="2014-11-28" calcext:value-type="date">
            <text:p>11/28/2014</text:p>
          </table:table-cell>
          <table:table-cell table:style-name="ce62" table:formula="of:=[.BO8]+1" office:value-type="date" office:date-value="2014-11-29" calcext:value-type="date">
            <text:p>11/29/2014</text:p>
          </table:table-cell>
          <table:table-cell table:style-name="ce62" table:formula="of:=[.BP8]+1" office:value-type="date" office:date-value="2014-11-30" calcext:value-type="date">
            <text:p>11/30/2014</text:p>
          </table:table-cell>
          <table:table-cell table:style-name="ce62" table:formula="of:=[.BQ8]+1" office:value-type="date" office:date-value="2014-12-01" calcext:value-type="date">
            <text:p>12/1/2014</text:p>
          </table:table-cell>
          <table:table-cell table:style-name="ce62" table:formula="of:=[.BR8]+1" office:value-type="date" office:date-value="2014-12-02" calcext:value-type="date">
            <text:p>12/2/2014</text:p>
          </table:table-cell>
          <table:table-cell table:style-name="ce62" table:formula="of:=[.BS8]+1" office:value-type="date" office:date-value="2014-12-03" calcext:value-type="date">
            <text:p>12/3/2014</text:p>
          </table:table-cell>
          <table:table-cell table:style-name="ce62" table:formula="of:=[.BT8]+1" office:value-type="date" office:date-value="2014-12-04" calcext:value-type="date">
            <text:p>12/4/2014</text:p>
          </table:table-cell>
          <table:table-cell table:style-name="ce62" table:formula="of:=[.BU8]+1" office:value-type="date" office:date-value="2014-12-05" calcext:value-type="date">
            <text:p>12/5/2014</text:p>
          </table:table-cell>
          <table:table-cell table:style-name="ce62" table:formula="of:=[.BV8]+1" office:value-type="date" office:date-value="2014-12-06" calcext:value-type="date">
            <text:p>12/6/2014</text:p>
          </table:table-cell>
          <table:table-cell table:style-name="ce62" table:formula="of:=[.BW8]+1" office:value-type="date" office:date-value="2014-12-07" calcext:value-type="date">
            <text:p>12/7/2014</text:p>
          </table:table-cell>
          <table:table-cell table:style-name="ce62" table:formula="of:=[.BX8]+1" office:value-type="date" office:date-value="2014-12-08" calcext:value-type="date">
            <text:p>12/8/2014</text:p>
          </table:table-cell>
          <table:table-cell table:style-name="ce62" table:formula="of:=[.BY8]+1" office:value-type="date" office:date-value="2014-12-09" calcext:value-type="date">
            <text:p>12/9/2014</text:p>
          </table:table-cell>
          <table:table-cell table:style-name="ce62" table:formula="of:=[.BZ8]+1" office:value-type="date" office:date-value="2014-12-10" calcext:value-type="date">
            <text:p>12/10/2014</text:p>
          </table:table-cell>
          <table:table-cell table:style-name="ce62" table:formula="of:=[.CA8]+1" office:value-type="date" office:date-value="2014-12-11" calcext:value-type="date">
            <text:p>12/11/2014</text:p>
          </table:table-cell>
          <table:table-cell table:style-name="ce62" table:formula="of:=[.CB8]+1" office:value-type="date" office:date-value="2014-12-12" calcext:value-type="date">
            <text:p>12/12/2014</text:p>
          </table:table-cell>
          <table:table-cell table:style-name="ce62" table:formula="of:=[.CC8]+1" office:value-type="date" office:date-value="2014-12-13" calcext:value-type="date">
            <text:p>12/13/2014</text:p>
          </table:table-cell>
          <table:table-cell table:style-name="ce62" table:formula="of:=[.CD8]+1" office:value-type="date" office:date-value="2014-12-14" calcext:value-type="date">
            <text:p>12/14/2014</text:p>
          </table:table-cell>
          <table:table-cell table:style-name="ce62" table:formula="of:=[.CE8]+1" office:value-type="date" office:date-value="2014-12-15" calcext:value-type="date">
            <text:p>12/15/2014</text:p>
          </table:table-cell>
          <table:table-cell table:style-name="ce62" table:formula="of:=[.CF8]+1" office:value-type="date" office:date-value="2014-12-16" calcext:value-type="date">
            <text:p>12/16/2014</text:p>
          </table:table-cell>
          <table:table-cell table:style-name="ce62" table:formula="of:=[.CG8]+1" office:value-type="date" office:date-value="2014-12-17" calcext:value-type="date">
            <text:p>12/17/2014</text:p>
          </table:table-cell>
          <table:table-cell table:style-name="ce62" table:formula="of:=[.CH8]+1" office:value-type="date" office:date-value="2014-12-18" calcext:value-type="date">
            <text:p>12/18/2014</text:p>
          </table:table-cell>
          <table:table-cell table:style-name="ce62" table:formula="of:=[.CI8]+1" office:value-type="date" office:date-value="2014-12-19" calcext:value-type="date">
            <text:p>12/19/2014</text:p>
          </table:table-cell>
          <table:table-cell table:style-name="ce62" table:formula="of:=[.CJ8]+1" office:value-type="date" office:date-value="2014-12-20" calcext:value-type="date">
            <text:p>12/20/2014</text:p>
          </table:table-cell>
          <table:table-cell table:style-name="ce62" table:formula="of:=[.CK8]+1" office:value-type="date" office:date-value="2014-12-21" calcext:value-type="date">
            <text:p>12/21/2014</text:p>
          </table:table-cell>
          <table:table-cell table:style-name="ce62" table:formula="of:=[.CL8]+1" office:value-type="date" office:date-value="2014-12-22" calcext:value-type="date">
            <text:p>12/22/2014</text:p>
          </table:table-cell>
          <table:table-cell table:style-name="ce62" table:formula="of:=[.CM8]+1" office:value-type="date" office:date-value="2014-12-23" calcext:value-type="date">
            <text:p>12/23/2014</text:p>
          </table:table-cell>
          <table:table-cell table:style-name="ce62" table:formula="of:=[.CN8]+1" office:value-type="date" office:date-value="2014-12-24" calcext:value-type="date">
            <text:p>12/24/2014</text:p>
          </table:table-cell>
          <table:table-cell table:style-name="ce62" table:formula="of:=[.CO8]+1" office:value-type="date" office:date-value="2014-12-25" calcext:value-type="date">
            <text:p>12/25/2014</text:p>
          </table:table-cell>
          <table:table-cell table:style-name="ce62" table:formula="of:=[.CP8]+1" office:value-type="date" office:date-value="2014-12-26" calcext:value-type="date">
            <text:p>12/26/2014</text:p>
          </table:table-cell>
          <table:table-cell table:style-name="ce62" table:formula="of:=[.CQ8]+1" office:value-type="date" office:date-value="2014-12-27" calcext:value-type="date">
            <text:p>12/27/2014</text:p>
          </table:table-cell>
          <table:table-cell table:style-name="ce62" table:formula="of:=[.CR8]+1" office:value-type="date" office:date-value="2014-12-28" calcext:value-type="date">
            <text:p>12/28/2014</text:p>
          </table:table-cell>
          <table:table-cell table:style-name="ce62" table:formula="of:=[.CS8]+1" office:value-type="date" office:date-value="2014-12-29" calcext:value-type="date">
            <text:p>12/29/2014</text:p>
          </table:table-cell>
          <table:table-cell table:style-name="ce62" table:formula="of:=[.CT8]+1" office:value-type="date" office:date-value="2014-12-30" calcext:value-type="date">
            <text:p>12/30/2014</text:p>
          </table:table-cell>
          <table:table-cell table:style-name="ce62" table:formula="of:=[.CU8]+1" office:value-type="date" office:date-value="2014-12-31" calcext:value-type="date">
            <text:p>12/31/2014</text:p>
          </table:table-cell>
          <table:table-cell table:style-name="ce62" table:formula="of:=[.CV8]+1" office:value-type="date" office:date-value="2015-01-01" calcext:value-type="date">
            <text:p>1/1/2015</text:p>
          </table:table-cell>
          <table:table-cell table:style-name="ce62" table:formula="of:=[.CW8]+1" office:value-type="date" office:date-value="2015-01-02" calcext:value-type="date">
            <text:p>1/2/2015</text:p>
          </table:table-cell>
          <table:table-cell table:style-name="ce62" table:formula="of:=[.CX8]+1" office:value-type="date" office:date-value="2015-01-03" calcext:value-type="date">
            <text:p>1/3/2015</text:p>
          </table:table-cell>
          <table:table-cell table:style-name="ce62" table:formula="of:=[.CY8]+1" office:value-type="date" office:date-value="2015-01-04" calcext:value-type="date">
            <text:p>1/4/2015</text:p>
          </table:table-cell>
          <table:table-cell table:style-name="ce62" table:formula="of:=[.CZ8]+1" office:value-type="date" office:date-value="2015-01-05" calcext:value-type="date">
            <text:p>1/5/2015</text:p>
          </table:table-cell>
          <table:table-cell table:style-name="ce62" table:formula="of:=[.DA8]+1" office:value-type="date" office:date-value="2015-01-06" calcext:value-type="date">
            <text:p>1/6/2015</text:p>
          </table:table-cell>
          <table:table-cell table:style-name="ce62" table:formula="of:=[.DB8]+1" office:value-type="date" office:date-value="2015-01-07" calcext:value-type="date">
            <text:p>1/7/2015</text:p>
          </table:table-cell>
          <table:table-cell table:style-name="ce62" table:formula="of:=[.DC8]+1" office:value-type="date" office:date-value="2015-01-08" calcext:value-type="date">
            <text:p>1/8/2015</text:p>
          </table:table-cell>
          <table:table-cell table:style-name="ce62" table:formula="of:=[.DD8]+1" office:value-type="date" office:date-value="2015-01-09" calcext:value-type="date">
            <text:p>1/9/2015</text:p>
          </table:table-cell>
          <table:table-cell table:style-name="ce62" table:formula="of:=[.DE8]+1" office:value-type="date" office:date-value="2015-01-10" calcext:value-type="date">
            <text:p>1/10/2015</text:p>
          </table:table-cell>
          <table:table-cell table:style-name="ce62" table:formula="of:=[.DF8]+1" office:value-type="date" office:date-value="2015-01-11" calcext:value-type="date">
            <text:p>1/11/2015</text:p>
          </table:table-cell>
          <table:table-cell table:style-name="ce62" table:formula="of:=[.DG8]+1" office:value-type="date" office:date-value="2015-01-12" calcext:value-type="date">
            <text:p>1/12/2015</text:p>
          </table:table-cell>
          <table:table-cell table:style-name="ce62" table:formula="of:=[.DH8]+1" office:value-type="date" office:date-value="2015-01-13" calcext:value-type="date">
            <text:p>1/13/2015</text:p>
          </table:table-cell>
          <table:table-cell table:style-name="ce62" table:formula="of:=[.DI8]+1" office:value-type="date" office:date-value="2015-01-14" calcext:value-type="date">
            <text:p>1/14/2015</text:p>
          </table:table-cell>
          <table:table-cell table:style-name="ce62" table:formula="of:=[.DJ8]+1" office:value-type="date" office:date-value="2015-01-15" calcext:value-type="date">
            <text:p>1/15/2015</text:p>
          </table:table-cell>
          <table:table-cell table:style-name="ce62" table:formula="of:=[.DK8]+1" office:value-type="date" office:date-value="2015-01-16" calcext:value-type="date">
            <text:p>1/16/2015</text:p>
          </table:table-cell>
          <table:table-cell table:style-name="ce62" table:formula="of:=[.DL8]+1" office:value-type="date" office:date-value="2015-01-17" calcext:value-type="date">
            <text:p>1/17/2015</text:p>
          </table:table-cell>
          <table:table-cell table:style-name="ce62" table:formula="of:=[.DM8]+1" office:value-type="date" office:date-value="2015-01-18" calcext:value-type="date">
            <text:p>1/18/2015</text:p>
          </table:table-cell>
          <table:table-cell table:style-name="ce62" table:formula="of:=[.DN8]+1" office:value-type="date" office:date-value="2015-01-19" calcext:value-type="date">
            <text:p>1/19/2015</text:p>
          </table:table-cell>
          <table:table-cell table:style-name="ce62" table:formula="of:=[.DO8]+1" office:value-type="date" office:date-value="2015-01-20" calcext:value-type="date">
            <text:p>1/20/2015</text:p>
          </table:table-cell>
          <table:table-cell table:style-name="ce62" table:formula="of:=[.DP8]+1" office:value-type="date" office:date-value="2015-01-21" calcext:value-type="date">
            <text:p>1/21/2015</text:p>
          </table:table-cell>
          <table:table-cell table:style-name="ce62" table:formula="of:=[.DQ8]+1" office:value-type="date" office:date-value="2015-01-22" calcext:value-type="date">
            <text:p>1/22/2015</text:p>
          </table:table-cell>
          <table:table-cell table:style-name="ce62" table:formula="of:=[.DR8]+1" office:value-type="date" office:date-value="2015-01-23" calcext:value-type="date">
            <text:p>1/23/2015</text:p>
          </table:table-cell>
          <table:table-cell table:style-name="ce62" table:formula="of:=[.DS8]+1" office:value-type="date" office:date-value="2015-01-24" calcext:value-type="date">
            <text:p>1/24/2015</text:p>
          </table:table-cell>
          <table:table-cell table:style-name="ce62" table:formula="of:=[.DT8]+1" office:value-type="date" office:date-value="2015-01-25" calcext:value-type="date">
            <text:p>1/25/2015</text:p>
          </table:table-cell>
          <table:table-cell table:style-name="ce62" table:formula="of:=[.DU8]+1" office:value-type="date" office:date-value="2015-01-26" calcext:value-type="date">
            <text:p>1/26/2015</text:p>
          </table:table-cell>
          <table:table-cell table:style-name="ce62" table:formula="of:=[.DV8]+1" office:value-type="date" office:date-value="2015-01-27" calcext:value-type="date">
            <text:p>1/27/2015</text:p>
          </table:table-cell>
          <table:table-cell table:style-name="ce62" table:formula="of:=[.DW8]+1" office:value-type="date" office:date-value="2015-01-28" calcext:value-type="date">
            <text:p>1/28/2015</text:p>
          </table:table-cell>
          <table:table-cell table:style-name="ce62" table:formula="of:=[.DX8]+1" office:value-type="date" office:date-value="2015-01-29" calcext:value-type="date">
            <text:p>1/29/2015</text:p>
          </table:table-cell>
          <table:table-cell table:style-name="ce62" table:formula="of:=[.DY8]+1" office:value-type="date" office:date-value="2015-01-30" calcext:value-type="date">
            <text:p>1/30/2015</text:p>
          </table:table-cell>
          <table:table-cell table:style-name="ce62" table:formula="of:=[.DZ8]+1" office:value-type="date" office:date-value="2015-01-31" calcext:value-type="date">
            <text:p>1/31/2015</text:p>
          </table:table-cell>
          <table:table-cell table:style-name="ce62" table:formula="of:=[.EA8]+1" office:value-type="date" office:date-value="2015-02-01" calcext:value-type="date">
            <text:p>2/1/2015</text:p>
          </table:table-cell>
          <table:table-cell table:style-name="ce62" table:formula="of:=[.EB8]+1" office:value-type="date" office:date-value="2015-02-02" calcext:value-type="date">
            <text:p>2/2/2015</text:p>
          </table:table-cell>
          <table:table-cell table:style-name="ce62" table:formula="of:=[.EC8]+1" office:value-type="date" office:date-value="2015-02-03" calcext:value-type="date">
            <text:p>2/3/2015</text:p>
          </table:table-cell>
          <table:table-cell table:style-name="ce62" table:formula="of:=[.ED8]+1" office:value-type="date" office:date-value="2015-02-04" calcext:value-type="date">
            <text:p>2/4/2015</text:p>
          </table:table-cell>
          <table:table-cell table:style-name="ce62" table:formula="of:=[.EE8]+1" office:value-type="date" office:date-value="2015-02-05" calcext:value-type="date">
            <text:p>2/5/2015</text:p>
          </table:table-cell>
          <table:table-cell table:style-name="ce62" table:formula="of:=[.EF8]+1" office:value-type="date" office:date-value="2015-02-06" calcext:value-type="date">
            <text:p>2/6/2015</text:p>
          </table:table-cell>
          <table:table-cell table:style-name="ce62" table:formula="of:=[.EG8]+1" office:value-type="date" office:date-value="2015-02-07" calcext:value-type="date">
            <text:p>2/7/2015</text:p>
          </table:table-cell>
          <table:table-cell table:style-name="ce62" table:formula="of:=[.EH8]+1" office:value-type="date" office:date-value="2015-02-08" calcext:value-type="date">
            <text:p>2/8/2015</text:p>
          </table:table-cell>
          <table:table-cell table:style-name="ce62" table:formula="of:=[.EI8]+1" office:value-type="date" office:date-value="2015-02-09" calcext:value-type="date">
            <text:p>2/9/2015</text:p>
          </table:table-cell>
          <table:table-cell table:style-name="ce62" table:formula="of:=[.EJ8]+1" office:value-type="date" office:date-value="2015-02-10" calcext:value-type="date">
            <text:p>2/10/2015</text:p>
          </table:table-cell>
          <table:table-cell table:style-name="ce62" table:formula="of:=[.EK8]+1" office:value-type="date" office:date-value="2015-02-11" calcext:value-type="date">
            <text:p>2/11/2015</text:p>
          </table:table-cell>
          <table:table-cell table:style-name="ce62" table:formula="of:=[.EL8]+1" office:value-type="date" office:date-value="2015-02-12" calcext:value-type="date">
            <text:p>2/12/2015</text:p>
          </table:table-cell>
          <table:table-cell table:style-name="ce62" table:formula="of:=[.EM8]+1" office:value-type="date" office:date-value="2015-02-13" calcext:value-type="date">
            <text:p>2/13/2015</text:p>
          </table:table-cell>
          <table:table-cell table:style-name="ce62" table:formula="of:=[.EN8]+1" office:value-type="date" office:date-value="2015-02-14" calcext:value-type="date">
            <text:p>2/14/2015</text:p>
          </table:table-cell>
          <table:table-cell table:style-name="ce62" table:formula="of:=[.EO8]+1" office:value-type="date" office:date-value="2015-02-15" calcext:value-type="date">
            <text:p>2/15/2015</text:p>
          </table:table-cell>
          <table:table-cell table:style-name="ce62" table:formula="of:=[.EP8]+1" office:value-type="date" office:date-value="2015-02-16" calcext:value-type="date">
            <text:p>2/16/2015</text:p>
          </table:table-cell>
          <table:table-cell table:style-name="ce62" table:formula="of:=[.EQ8]+1" office:value-type="date" office:date-value="2015-02-17" calcext:value-type="date">
            <text:p>2/17/2015</text:p>
          </table:table-cell>
          <table:table-cell table:style-name="ce62" table:formula="of:=[.ER8]+1" office:value-type="date" office:date-value="2015-02-18" calcext:value-type="date">
            <text:p>2/18/2015</text:p>
          </table:table-cell>
          <table:table-cell table:style-name="ce62" table:formula="of:=[.ES8]+1" office:value-type="date" office:date-value="2015-02-19" calcext:value-type="date">
            <text:p>2/19/2015</text:p>
          </table:table-cell>
          <table:table-cell table:style-name="ce62" table:formula="of:=[.ET8]+1" office:value-type="date" office:date-value="2015-02-20" calcext:value-type="date">
            <text:p>2/20/2015</text:p>
          </table:table-cell>
          <table:table-cell table:style-name="ce62" table:formula="of:=[.EU8]+1" office:value-type="date" office:date-value="2015-02-21" calcext:value-type="date">
            <text:p>2/21/2015</text:p>
          </table:table-cell>
          <table:table-cell table:style-name="ce62" table:formula="of:=[.EV8]+1" office:value-type="date" office:date-value="2015-02-22" calcext:value-type="date">
            <text:p>2/22/2015</text:p>
          </table:table-cell>
          <table:table-cell table:style-name="ce62" table:formula="of:=[.EW8]+1" office:value-type="date" office:date-value="2015-02-23" calcext:value-type="date">
            <text:p>2/23/2015</text:p>
          </table:table-cell>
          <table:table-cell table:style-name="ce62" table:formula="of:=[.EX8]+1" office:value-type="date" office:date-value="2015-02-24" calcext:value-type="date">
            <text:p>2/24/2015</text:p>
          </table:table-cell>
          <table:table-cell table:style-name="ce62" table:formula="of:=[.EY8]+1" office:value-type="date" office:date-value="2015-02-25" calcext:value-type="date">
            <text:p>2/25/2015</text:p>
          </table:table-cell>
          <table:table-cell table:style-name="ce62" table:formula="of:=[.EZ8]+1" office:value-type="date" office:date-value="2015-02-26" calcext:value-type="date">
            <text:p>2/26/2015</text:p>
          </table:table-cell>
          <table:table-cell table:style-name="ce62" table:formula="of:=[.FA8]+1" office:value-type="date" office:date-value="2015-02-27" calcext:value-type="date">
            <text:p>2/27/2015</text:p>
          </table:table-cell>
          <table:table-cell table:style-name="ce62" table:formula="of:=[.FB8]+1" office:value-type="date" office:date-value="2015-02-28" calcext:value-type="date">
            <text:p>2/28/2015</text:p>
          </table:table-cell>
          <table:table-cell table:style-name="ce62" table:formula="of:=[.FC8]+1" office:value-type="date" office:date-value="2015-03-01" calcext:value-type="date">
            <text:p>3/1/2015</text:p>
          </table:table-cell>
          <table:table-cell table:style-name="ce62" table:formula="of:=[.FD8]+1" office:value-type="date" office:date-value="2015-03-02" calcext:value-type="date">
            <text:p>3/2/2015</text:p>
          </table:table-cell>
          <table:table-cell table:style-name="ce62" table:formula="of:=[.FE8]+1" office:value-type="date" office:date-value="2015-03-03" calcext:value-type="date">
            <text:p>3/3/2015</text:p>
          </table:table-cell>
          <table:table-cell table:style-name="ce62" table:formula="of:=[.FF8]+1" office:value-type="date" office:date-value="2015-03-04" calcext:value-type="date">
            <text:p>3/4/2015</text:p>
          </table:table-cell>
          <table:table-cell table:style-name="ce62" table:formula="of:=[.FG8]+1" office:value-type="date" office:date-value="2015-03-05" calcext:value-type="date">
            <text:p>3/5/2015</text:p>
          </table:table-cell>
          <table:table-cell table:style-name="ce62" table:formula="of:=[.FH8]+1" office:value-type="date" office:date-value="2015-03-06" calcext:value-type="date">
            <text:p>3/6/2015</text:p>
          </table:table-cell>
          <table:table-cell table:style-name="ce62" table:formula="of:=[.FI8]+1" office:value-type="date" office:date-value="2015-03-07" calcext:value-type="date">
            <text:p>3/7/2015</text:p>
          </table:table-cell>
          <table:table-cell table:style-name="ce62" table:formula="of:=[.FJ8]+1" office:value-type="date" office:date-value="2015-03-08" calcext:value-type="date">
            <text:p>3/8/2015</text:p>
          </table:table-cell>
          <table:table-cell table:style-name="ce62" table:formula="of:=[.FK8]+1" office:value-type="date" office:date-value="2015-03-09" calcext:value-type="date">
            <text:p>3/9/2015</text:p>
          </table:table-cell>
          <table:table-cell table:style-name="ce62" table:formula="of:=[.FL8]+1" office:value-type="date" office:date-value="2015-03-10" calcext:value-type="date">
            <text:p>3/10/2015</text:p>
          </table:table-cell>
          <table:table-cell table:style-name="ce62" table:formula="of:=[.FM8]+1" office:value-type="date" office:date-value="2015-03-11" calcext:value-type="date">
            <text:p>3/11/2015</text:p>
          </table:table-cell>
          <table:table-cell table:style-name="ce62" table:formula="of:=[.FN8]+1" office:value-type="date" office:date-value="2015-03-12" calcext:value-type="date">
            <text:p>3/12/2015</text:p>
          </table:table-cell>
          <table:table-cell table:style-name="ce62" table:formula="of:=[.FO8]+1" office:value-type="date" office:date-value="2015-03-13" calcext:value-type="date">
            <text:p>3/13/2015</text:p>
          </table:table-cell>
          <table:table-cell table:style-name="ce62" table:formula="of:=[.FP8]+1" office:value-type="date" office:date-value="2015-03-14" calcext:value-type="date">
            <text:p>3/14/2015</text:p>
          </table:table-cell>
          <table:table-cell table:style-name="ce62" table:formula="of:=[.FQ8]+1" office:value-type="date" office:date-value="2015-03-15" calcext:value-type="date">
            <text:p>3/15/2015</text:p>
          </table:table-cell>
          <table:table-cell table:style-name="ce62" table:formula="of:=[.FR8]+1" office:value-type="date" office:date-value="2015-03-16" calcext:value-type="date">
            <text:p>3/16/2015</text:p>
          </table:table-cell>
          <table:table-cell table:style-name="ce62" table:formula="of:=[.FS8]+1" office:value-type="date" office:date-value="2015-03-17" calcext:value-type="date">
            <text:p>3/17/2015</text:p>
          </table:table-cell>
          <table:table-cell table:style-name="ce62" table:formula="of:=[.FT8]+1" office:value-type="date" office:date-value="2015-03-18" calcext:value-type="date">
            <text:p>3/18/2015</text:p>
          </table:table-cell>
          <table:table-cell table:style-name="ce62" table:formula="of:=[.FU8]+1" office:value-type="date" office:date-value="2015-03-19" calcext:value-type="date">
            <text:p>3/19/2015</text:p>
          </table:table-cell>
          <table:table-cell table:style-name="ce62" table:formula="of:=[.FV8]+1" office:value-type="date" office:date-value="2015-03-20" calcext:value-type="date">
            <text:p>3/20/2015</text:p>
          </table:table-cell>
          <table:table-cell table:style-name="ce62" table:formula="of:=[.FW8]+1" office:value-type="date" office:date-value="2015-03-21" calcext:value-type="date">
            <text:p>3/21/2015</text:p>
          </table:table-cell>
          <table:table-cell table:style-name="ce62" table:formula="of:=[.FX8]+1" office:value-type="date" office:date-value="2015-03-22" calcext:value-type="date">
            <text:p>3/22/2015</text:p>
          </table:table-cell>
          <table:table-cell table:style-name="ce62" table:formula="of:=[.FY8]+1" office:value-type="date" office:date-value="2015-03-23" calcext:value-type="date">
            <text:p>3/23/2015</text:p>
          </table:table-cell>
          <table:table-cell table:style-name="ce62" table:formula="of:=[.FZ8]+1" office:value-type="date" office:date-value="2015-03-24" calcext:value-type="date">
            <text:p>3/24/2015</text:p>
          </table:table-cell>
          <table:table-cell table:style-name="ce62" table:formula="of:=[.GA8]+1" office:value-type="date" office:date-value="2015-03-25" calcext:value-type="date">
            <text:p>3/25/2015</text:p>
          </table:table-cell>
          <table:table-cell table:style-name="ce62" table:formula="of:=[.GB8]+1" office:value-type="date" office:date-value="2015-03-26" calcext:value-type="date">
            <text:p>3/26/2015</text:p>
          </table:table-cell>
          <table:table-cell table:style-name="ce62" table:formula="of:=[.GC8]+1" office:value-type="date" office:date-value="2015-03-27" calcext:value-type="date">
            <text:p>3/27/2015</text:p>
          </table:table-cell>
          <table:table-cell table:style-name="ce62" table:formula="of:=[.GD8]+1" office:value-type="date" office:date-value="2015-03-28" calcext:value-type="date">
            <text:p>3/28/2015</text:p>
          </table:table-cell>
          <table:table-cell table:style-name="ce62" table:formula="of:=[.GE8]+1" office:value-type="date" office:date-value="2015-03-29" calcext:value-type="date">
            <text:p>3/29/2015</text:p>
          </table:table-cell>
          <table:table-cell table:style-name="ce62" table:formula="of:=[.GF8]+1" office:value-type="date" office:date-value="2015-03-30" calcext:value-type="date">
            <text:p>3/30/2015</text:p>
          </table:table-cell>
          <table:table-cell table:style-name="ce62" table:formula="of:=[.GG8]+1" office:value-type="date" office:date-value="2015-03-31" calcext:value-type="date">
            <text:p>3/31/2015</text:p>
          </table:table-cell>
          <table:table-cell table:style-name="ce62" table:formula="of:=[.GH8]+1" office:value-type="date" office:date-value="2015-04-01" calcext:value-type="date">
            <text:p>4/1/2015</text:p>
          </table:table-cell>
          <table:table-cell table:style-name="ce62" table:formula="of:=[.GI8]+1" office:value-type="date" office:date-value="2015-04-02" calcext:value-type="date">
            <text:p>4/2/2015</text:p>
          </table:table-cell>
          <table:table-cell table:style-name="ce62" table:formula="of:=[.GJ8]+1" office:value-type="date" office:date-value="2015-04-03" calcext:value-type="date">
            <text:p>4/3/2015</text:p>
          </table:table-cell>
          <table:table-cell table:style-name="ce62" table:formula="of:=[.GK8]+1" office:value-type="date" office:date-value="2015-04-04" calcext:value-type="date">
            <text:p>4/4/2015</text:p>
          </table:table-cell>
          <table:table-cell table:style-name="ce62" table:formula="of:=[.GL8]+1" office:value-type="date" office:date-value="2015-04-05" calcext:value-type="date">
            <text:p>4/5/2015</text:p>
          </table:table-cell>
          <table:table-cell table:style-name="ce62" table:formula="of:=[.GM8]+1" office:value-type="date" office:date-value="2015-04-06" calcext:value-type="date">
            <text:p>4/6/2015</text:p>
          </table:table-cell>
          <table:table-cell table:style-name="ce62" table:formula="of:=[.GN8]+1" office:value-type="date" office:date-value="2015-04-07" calcext:value-type="date">
            <text:p>4/7/2015</text:p>
          </table:table-cell>
          <table:table-cell table:style-name="ce62" table:formula="of:=[.GO8]+1" office:value-type="date" office:date-value="2015-04-08" calcext:value-type="date">
            <text:p>4/8/2015</text:p>
          </table:table-cell>
          <table:table-cell table:style-name="ce62" table:formula="of:=[.GP8]+1" office:value-type="date" office:date-value="2015-04-09" calcext:value-type="date">
            <text:p>4/9/2015</text:p>
          </table:table-cell>
          <table:table-cell table:style-name="ce62" table:formula="of:=[.GQ8]+1" office:value-type="date" office:date-value="2015-04-10" calcext:value-type="date">
            <text:p>4/10/2015</text:p>
          </table:table-cell>
          <table:table-cell table:style-name="ce62" table:formula="of:=[.GR8]+1" office:value-type="date" office:date-value="2015-04-11" calcext:value-type="date">
            <text:p>4/11/2015</text:p>
          </table:table-cell>
          <table:table-cell table:style-name="ce62" table:formula="of:=[.GS8]+1" office:value-type="date" office:date-value="2015-04-12" calcext:value-type="date">
            <text:p>4/12/2015</text:p>
          </table:table-cell>
          <table:table-cell table:style-name="ce62" table:formula="of:=[.GT8]+1" office:value-type="date" office:date-value="2015-04-13" calcext:value-type="date">
            <text:p>4/13/2015</text:p>
          </table:table-cell>
          <table:table-cell table:style-name="ce62" table:formula="of:=[.GU8]+1" office:value-type="date" office:date-value="2015-04-14" calcext:value-type="date">
            <text:p>4/14/2015</text:p>
          </table:table-cell>
          <table:table-cell table:style-name="ce62" table:formula="of:=[.GV8]+1" office:value-type="date" office:date-value="2015-04-15" calcext:value-type="date">
            <text:p>4/15/2015</text:p>
          </table:table-cell>
          <table:table-cell table:style-name="ce62" table:formula="of:=[.GW8]+1" office:value-type="date" office:date-value="2015-04-16" calcext:value-type="date">
            <text:p>4/16/2015</text:p>
          </table:table-cell>
          <table:table-cell table:style-name="ce62" table:formula="of:=[.GX8]+1" office:value-type="date" office:date-value="2015-04-17" calcext:value-type="date">
            <text:p>4/17/2015</text:p>
          </table:table-cell>
          <table:table-cell table:style-name="ce62" table:formula="of:=[.GY8]+1" office:value-type="date" office:date-value="2015-04-18" calcext:value-type="date">
            <text:p>4/18/2015</text:p>
          </table:table-cell>
          <table:table-cell table:style-name="ce62" table:formula="of:=[.GZ8]+1" office:value-type="date" office:date-value="2015-04-19" calcext:value-type="date">
            <text:p>4/19/2015</text:p>
          </table:table-cell>
          <table:table-cell table:style-name="ce62" table:formula="of:=[.HA8]+1" office:value-type="date" office:date-value="2015-04-20" calcext:value-type="date">
            <text:p>4/20/2015</text:p>
          </table:table-cell>
          <table:table-cell table:style-name="ce62" table:formula="of:=[.HB8]+1" office:value-type="date" office:date-value="2015-04-21" calcext:value-type="date">
            <text:p>4/21/2015</text:p>
          </table:table-cell>
          <table:table-cell table:style-name="ce62" table:formula="of:=[.HC8]+1" office:value-type="date" office:date-value="2015-04-22" calcext:value-type="date">
            <text:p>4/22/2015</text:p>
          </table:table-cell>
          <table:table-cell table:style-name="ce62" table:formula="of:=[.HD8]+1" office:value-type="date" office:date-value="2015-04-23" calcext:value-type="date">
            <text:p>4/23/2015</text:p>
          </table:table-cell>
          <table:table-cell table:style-name="ce62" table:formula="of:=[.HE8]+1" office:value-type="date" office:date-value="2015-04-24" calcext:value-type="date">
            <text:p>4/24/2015</text:p>
          </table:table-cell>
          <table:table-cell table:style-name="ce62" table:formula="of:=[.HF8]+1" office:value-type="date" office:date-value="2015-04-25" calcext:value-type="date">
            <text:p>4/25/2015</text:p>
          </table:table-cell>
          <table:table-cell table:style-name="ce62" table:formula="of:=[.HG8]+1" office:value-type="date" office:date-value="2015-04-26" calcext:value-type="date">
            <text:p>4/26/2015</text:p>
          </table:table-cell>
          <table:table-cell table:style-name="ce62" table:formula="of:=[.HH8]+1" office:value-type="date" office:date-value="2015-04-27" calcext:value-type="date">
            <text:p>4/27/2015</text:p>
          </table:table-cell>
          <table:table-cell table:style-name="ce62" table:formula="of:=[.HI8]+1" office:value-type="date" office:date-value="2015-04-28" calcext:value-type="date">
            <text:p>4/28/2015</text:p>
          </table:table-cell>
          <table:table-cell table:style-name="ce62" table:formula="of:=[.HJ8]+1" office:value-type="date" office:date-value="2015-04-29" calcext:value-type="date">
            <text:p>4/29/2015</text:p>
          </table:table-cell>
          <table:table-cell table:style-name="ce62" table:formula="of:=[.HK8]+1" office:value-type="date" office:date-value="2015-04-30" calcext:value-type="date">
            <text:p>4/30/2015</text:p>
          </table:table-cell>
          <table:table-cell table:style-name="ce62" table:formula="of:=[.HL8]+1" office:value-type="date" office:date-value="2015-05-01" calcext:value-type="date">
            <text:p>5/1/2015</text:p>
          </table:table-cell>
          <table:table-cell table:style-name="ce62" table:formula="of:=[.HM8]+1" office:value-type="date" office:date-value="2015-05-02" calcext:value-type="date">
            <text:p>5/2/2015</text:p>
          </table:table-cell>
          <table:table-cell table:style-name="ce62" table:formula="of:=[.HN8]+1" office:value-type="date" office:date-value="2015-05-03" calcext:value-type="date">
            <text:p>5/3/2015</text:p>
          </table:table-cell>
          <table:table-cell table:style-name="ce62" table:formula="of:=[.HO8]+1" office:value-type="date" office:date-value="2015-05-04" calcext:value-type="date">
            <text:p>5/4/2015</text:p>
          </table:table-cell>
          <table:table-cell table:style-name="ce62" table:formula="of:=[.HP8]+1" office:value-type="date" office:date-value="2015-05-05" calcext:value-type="date">
            <text:p>5/5/2015</text:p>
          </table:table-cell>
          <table:table-cell table:style-name="ce62" table:formula="of:=[.HQ8]+1" office:value-type="date" office:date-value="2015-05-06" calcext:value-type="date">
            <text:p>5/6/2015</text:p>
          </table:table-cell>
          <table:table-cell table:style-name="ce62" table:formula="of:=[.HR8]+1" office:value-type="date" office:date-value="2015-05-07" calcext:value-type="date">
            <text:p>5/7/2015</text:p>
          </table:table-cell>
          <table:table-cell table:style-name="ce62" table:formula="of:=[.HS8]+1" office:value-type="date" office:date-value="2015-05-08" calcext:value-type="date">
            <text:p>5/8/2015</text:p>
          </table:table-cell>
          <table:table-cell table:style-name="ce62" table:formula="of:=[.HT8]+1" office:value-type="date" office:date-value="2015-05-09" calcext:value-type="date">
            <text:p>5/9/2015</text:p>
          </table:table-cell>
          <table:table-cell table:style-name="ce62" table:formula="of:=[.HU8]+1" office:value-type="date" office:date-value="2015-05-10" calcext:value-type="date">
            <text:p>5/10/2015</text:p>
          </table:table-cell>
          <table:table-cell table:style-name="ce62" table:formula="of:=[.HV8]+1" office:value-type="date" office:date-value="2015-05-11" calcext:value-type="date">
            <text:p>5/11/2015</text:p>
          </table:table-cell>
          <table:table-cell table:style-name="ce62" table:formula="of:=[.HW8]+1" office:value-type="date" office:date-value="2015-05-12" calcext:value-type="date">
            <text:p>5/12/2015</text:p>
          </table:table-cell>
          <table:table-cell table:style-name="ce62" table:formula="of:=[.HX8]+1" office:value-type="date" office:date-value="2015-05-13" calcext:value-type="date">
            <text:p>5/13/2015</text:p>
          </table:table-cell>
          <table:table-cell table:style-name="ce62" table:formula="of:=[.HY8]+1" office:value-type="date" office:date-value="2015-05-14" calcext:value-type="date">
            <text:p>5/14/2015</text:p>
          </table:table-cell>
          <table:table-cell table:style-name="ce62" table:formula="of:=[.HZ8]+1" office:value-type="date" office:date-value="2015-05-15" calcext:value-type="date">
            <text:p>5/15/2015</text:p>
          </table:table-cell>
          <table:table-cell table:style-name="ce62" table:formula="of:=[.IA8]+1" office:value-type="date" office:date-value="2015-05-16" calcext:value-type="date">
            <text:p>5/16/2015</text:p>
          </table:table-cell>
          <table:table-cell table:style-name="ce62" table:formula="of:=[.IB8]+1" office:value-type="date" office:date-value="2015-05-17" calcext:value-type="date">
            <text:p>5/17/2015</text:p>
          </table:table-cell>
          <table:table-cell table:style-name="ce62" table:formula="of:=[.IC8]+1" office:value-type="date" office:date-value="2015-05-18" calcext:value-type="date">
            <text:p>5/18/2015</text:p>
          </table:table-cell>
          <table:table-cell table:style-name="ce62" table:formula="of:=[.ID8]+1" office:value-type="date" office:date-value="2015-05-19" calcext:value-type="date">
            <text:p>5/19/2015</text:p>
          </table:table-cell>
          <table:table-cell table:style-name="ce62" table:formula="of:=[.IE8]+1" office:value-type="date" office:date-value="2015-05-20" calcext:value-type="date">
            <text:p>5/20/2015</text:p>
          </table:table-cell>
          <table:table-cell table:style-name="ce62" table:formula="of:=[.IF8]+1" office:value-type="date" office:date-value="2015-05-21" calcext:value-type="date">
            <text:p>5/21/2015</text:p>
          </table:table-cell>
          <table:table-cell table:style-name="ce62" table:formula="of:=[.IG8]+1" office:value-type="date" office:date-value="2015-05-22" calcext:value-type="date">
            <text:p>5/22/2015</text:p>
          </table:table-cell>
          <table:table-cell table:style-name="ce62" table:formula="of:=[.IH8]+1" office:value-type="date" office:date-value="2015-05-23" calcext:value-type="date">
            <text:p>5/23/2015</text:p>
          </table:table-cell>
          <table:table-cell table:style-name="ce62" table:formula="of:=[.II8]+1" office:value-type="date" office:date-value="2015-05-24" calcext:value-type="date">
            <text:p>5/24/2015</text:p>
          </table:table-cell>
          <table:table-cell table:number-columns-repeated="22"/>
        </table:table-row>
        <table:table-row table:style-name="ro4">
          <table:table-cell table:style-name="ce5"/>
          <table:table-cell table:style-name="ce15"/>
          <table:table-cell table:style-name="ce23" office:value-type="string" calcext:value-type="string">
            <office:annotation draw:style-name="gr3" draw:text-style-name="P3" svg:width="2.1339in" svg:height="1.0354in" svg:x="2.952in" svg:y="1.5756in" draw:caption-point-x="-0.4327in" draw:caption-point-y="0.0094in">
              <dc:creator>JWW</dc:creator>
              <dc:date>2009-03-02T00:00:00</dc:date>
              <text:p text:style-name="P3"><text:span text:style-name="T10">Start Date</text:span></text:p>
              <text:p text:style-name="P3"><text:span text:style-name="T11">Enter the starting date for this task. To associate the start date with the end of another task, enter a formula in the start date that refers to the end date of that task.</text:span></text:p>
            </office:annotation>
            <text:p>Start</text:p>
          </table:table-cell>
          <table:table-cell table:style-name="ce23" office:value-type="string" calcext:value-type="string">
            <office:annotation draw:style-name="gr3" draw:text-style-name="P3" svg:width="2.8004in" svg:height="1.0445in" svg:x="3.4457in" svg:y="1.5756in" draw:caption-point-x="-0.3539in" draw:caption-point-y="0.0094in">
              <dc:creator>JWW</dc:creator>
              <dc:date>2009-03-02T00:00:00</dc:date>
              <text:p text:style-name="P3"><text:span text:style-name="T10">End Date</text:span></text:p>
              <text:p text:style-name="P3"><text:span text:style-name="T11">The ending date is calculated by adding the Duration (calendar days) to the Start date minus 1 day, because the task duration is from the </text:span><text:span text:style-name="T10">beginning</text:span><text:span text:style-name="T11"> of the </text:span><text:span text:style-name="T10">Start</text:span><text:span text:style-name="T11"> day to the </text:span><text:span text:style-name="T10">end</text:span><text:span text:style-name="T11"> of the </text:span><text:span text:style-name="T10">End</text:span><text:span text:style-name="T11"> day.</text:span></text:p>
              <text:p text:style-name="P3"><text:span text:style-name="T11"/></text:p>
            </office:annotation>
            <text:p>End</text:p>
          </table:table-cell>
          <table:table-cell table:style-name="ce23" office:value-type="string" calcext:value-type="string">
            <office:annotation draw:style-name="gr3" draw:text-style-name="P3" svg:width="2.8004in" svg:height="1.0445in" svg:x="3.9102in" svg:y="1.5756in" draw:caption-point-x="-0.3539in" draw:caption-point-y="0.0094in">
              <dc:creator>JWW</dc:creator>
              <dc:date>2009-03-02T00:00:00</dc:date>
              <text:p text:style-name="P3"><text:span text:style-name="T10">End Date</text:span></text:p>
              <text:p text:style-name="P3"><text:span text:style-name="T11">The ending date is calculated by adding the Duration (calendar days) to the Start date minus 1 day, because the task duration is from the </text:span><text:span text:style-name="T10">beginning</text:span><text:span text:style-name="T11"> of the </text:span><text:span text:style-name="T10">Start</text:span><text:span text:style-name="T11"> day to the </text:span><text:span text:style-name="T10">end</text:span><text:span text:style-name="T11"> of the </text:span><text:span text:style-name="T10">End</text:span><text:span text:style-name="T11"> day.</text:span></text:p>
              <text:p text:style-name="P3"><text:span text:style-name="T11"/></text:p>
            </office:annotation>
            <text:p>Time</text:p>
          </table:table-cell>
          <table:table-cell table:style-name="ce34"/>
          <table:table-cell table:style-name="ce40"/>
          <table:table-cell table:style-name="ce44" table:number-columns-spanned="6" table:number-rows-spanned="1"/>
          <table:covered-table-cell table:number-columns-repeated="4" table:style-name="ce63"/>
          <table:covered-table-cell table:style-name="ce64"/>
          <table:table-cell table:style-name="ce44" table:formula="of:=[.N8]" office:value-type="date" office:date-value="2014-10-06" calcext:value-type="date" table:number-columns-spanned="7" table:number-rows-spanned="1">
            <text:p>06 - Oct - 14</text:p>
          </table:table-cell>
          <table:covered-table-cell table:number-columns-repeated="5" table:style-name="ce63"/>
          <table:covered-table-cell table:style-name="ce64"/>
          <table:table-cell table:style-name="ce44" table:formula="of:=[.U8]" office:value-type="date" office:date-value="2014-10-13" calcext:value-type="date" table:number-columns-spanned="7" table:number-rows-spanned="1">
            <text:p>13 - Oct - 14</text:p>
          </table:table-cell>
          <table:covered-table-cell table:number-columns-repeated="5" table:style-name="ce63"/>
          <table:covered-table-cell table:style-name="ce64"/>
          <table:table-cell table:style-name="ce44" table:formula="of:=[.AB8]" office:value-type="date" office:date-value="2014-10-20" calcext:value-type="date" table:number-columns-spanned="7" table:number-rows-spanned="1">
            <text:p>20 - Oct - 14</text:p>
          </table:table-cell>
          <table:covered-table-cell table:number-columns-repeated="5" table:style-name="ce63"/>
          <table:covered-table-cell table:style-name="ce64"/>
          <table:table-cell table:style-name="ce44" table:formula="of:=[.AI8]" office:value-type="date" office:date-value="2014-10-27" calcext:value-type="date" table:number-columns-spanned="7" table:number-rows-spanned="1">
            <text:p>27 - Oct - 14</text:p>
          </table:table-cell>
          <table:covered-table-cell table:number-columns-repeated="5" table:style-name="ce63"/>
          <table:covered-table-cell table:style-name="ce64"/>
          <table:table-cell table:style-name="ce44" table:formula="of:=[.AP8]" office:value-type="date" office:date-value="2014-11-03" calcext:value-type="date" table:number-columns-spanned="7" table:number-rows-spanned="1">
            <text:p>03 - Nov - 14</text:p>
          </table:table-cell>
          <table:covered-table-cell table:number-columns-repeated="5" table:style-name="ce63"/>
          <table:covered-table-cell table:style-name="ce64"/>
          <table:table-cell table:style-name="ce44" table:formula="of:=[.AW8]" office:value-type="date" office:date-value="2014-11-10" calcext:value-type="date" table:number-columns-spanned="7" table:number-rows-spanned="1">
            <text:p>10 - Nov - 14</text:p>
          </table:table-cell>
          <table:covered-table-cell table:number-columns-repeated="5" table:style-name="ce63"/>
          <table:covered-table-cell table:style-name="ce64"/>
          <table:table-cell table:style-name="ce44" table:formula="of:=[.BD8]" office:value-type="date" office:date-value="2014-11-17" calcext:value-type="date" table:number-columns-spanned="7" table:number-rows-spanned="1">
            <text:p>17 - Nov - 14</text:p>
          </table:table-cell>
          <table:covered-table-cell table:number-columns-repeated="5" table:style-name="ce63"/>
          <table:covered-table-cell table:style-name="ce64"/>
          <table:table-cell table:style-name="ce44" table:formula="of:=[.BK8]" office:value-type="date" office:date-value="2014-11-24" calcext:value-type="date" table:number-columns-spanned="7" table:number-rows-spanned="1">
            <text:p>24 - Nov - 14</text:p>
          </table:table-cell>
          <table:covered-table-cell table:number-columns-repeated="5" table:style-name="ce63"/>
          <table:covered-table-cell table:style-name="ce64"/>
          <table:table-cell table:style-name="ce44" table:formula="of:=[.BR8]" office:value-type="date" office:date-value="2014-12-01" calcext:value-type="date" table:number-columns-spanned="7" table:number-rows-spanned="1">
            <text:p>01 - Dec - 14</text:p>
          </table:table-cell>
          <table:covered-table-cell table:number-columns-repeated="5" table:style-name="ce63"/>
          <table:covered-table-cell table:style-name="ce64"/>
          <table:table-cell table:style-name="ce44" table:number-columns-spanned="7" table:number-rows-spanned="1"/>
          <table:covered-table-cell table:number-columns-repeated="5" table:style-name="ce63"/>
          <table:covered-table-cell table:style-name="ce64"/>
          <table:table-cell table:style-name="ce44" table:number-columns-spanned="7" table:number-rows-spanned="1"/>
          <table:covered-table-cell table:number-columns-repeated="5" table:style-name="ce63"/>
          <table:covered-table-cell table:style-name="ce64"/>
          <table:table-cell table:style-name="ce44" table:number-columns-spanned="7" table:number-rows-spanned="1"/>
          <table:covered-table-cell table:number-columns-repeated="5" table:style-name="ce63"/>
          <table:covered-table-cell table:style-name="ce64"/>
          <table:table-cell table:style-name="ce44" table:number-columns-spanned="7" table:number-rows-spanned="1"/>
          <table:covered-table-cell table:number-columns-repeated="5" table:style-name="ce63"/>
          <table:covered-table-cell table:style-name="ce64"/>
          <table:table-cell table:style-name="ce44" table:number-columns-spanned="7" table:number-rows-spanned="1"/>
          <table:covered-table-cell table:number-columns-repeated="5" table:style-name="ce63"/>
          <table:covered-table-cell table:style-name="ce64"/>
          <table:table-cell table:style-name="ce44" table:number-columns-spanned="7" table:number-rows-spanned="1"/>
          <table:covered-table-cell table:number-columns-repeated="5" table:style-name="ce63"/>
          <table:covered-table-cell table:style-name="ce64"/>
          <table:table-cell table:style-name="ce44" table:number-columns-spanned="7" table:number-rows-spanned="1"/>
          <table:covered-table-cell table:number-columns-repeated="5" table:style-name="ce63"/>
          <table:covered-table-cell table:style-name="ce64"/>
          <table:table-cell table:style-name="ce44" table:number-columns-spanned="7" table:number-rows-spanned="1"/>
          <table:covered-table-cell table:number-columns-repeated="5" table:style-name="ce63"/>
          <table:covered-table-cell table:style-name="ce64"/>
          <table:table-cell table:style-name="ce44" table:number-columns-spanned="7" table:number-rows-spanned="1"/>
          <table:covered-table-cell table:number-columns-repeated="5" table:style-name="ce63"/>
          <table:covered-table-cell table:style-name="ce64"/>
          <table:table-cell table:style-name="ce44" table:number-columns-spanned="7" table:number-rows-spanned="1"/>
          <table:covered-table-cell table:number-columns-repeated="5" table:style-name="ce63"/>
          <table:covered-table-cell table:style-name="ce64"/>
          <table:table-cell table:style-name="ce44" table:number-columns-spanned="7" table:number-rows-spanned="1"/>
          <table:covered-table-cell table:number-columns-repeated="5" table:style-name="ce63"/>
          <table:covered-table-cell table:style-name="ce64"/>
          <table:table-cell table:style-name="ce44" table:number-columns-spanned="7" table:number-rows-spanned="1"/>
          <table:covered-table-cell table:number-columns-repeated="5" table:style-name="ce63"/>
          <table:covered-table-cell table:style-name="ce64"/>
          <table:table-cell table:style-name="ce44" table:number-columns-spanned="7" table:number-rows-spanned="1"/>
          <table:covered-table-cell table:number-columns-repeated="5" table:style-name="ce63"/>
          <table:covered-table-cell table:style-name="ce64"/>
          <table:table-cell table:style-name="ce44" table:number-columns-spanned="7" table:number-rows-spanned="1"/>
          <table:covered-table-cell table:number-columns-repeated="5" table:style-name="ce63"/>
          <table:covered-table-cell table:style-name="ce64"/>
          <table:table-cell table:style-name="ce44" table:number-columns-spanned="7" table:number-rows-spanned="1"/>
          <table:covered-table-cell table:number-columns-repeated="5" table:style-name="ce63"/>
          <table:covered-table-cell table:style-name="ce64"/>
          <table:table-cell table:style-name="ce44" table:number-columns-spanned="7" table:number-rows-spanned="1"/>
          <table:covered-table-cell table:number-columns-repeated="5" table:style-name="ce63"/>
          <table:covered-table-cell table:style-name="ce64"/>
          <table:table-cell table:style-name="ce44" table:number-columns-spanned="7" table:number-rows-spanned="1"/>
          <table:covered-table-cell table:number-columns-repeated="5" table:style-name="ce63"/>
          <table:covered-table-cell table:style-name="ce64"/>
          <table:table-cell table:style-name="ce44" table:number-columns-spanned="7" table:number-rows-spanned="1"/>
          <table:covered-table-cell table:number-columns-repeated="5" table:style-name="ce63"/>
          <table:covered-table-cell table:style-name="ce64"/>
          <table:table-cell table:style-name="ce44" table:number-columns-spanned="7" table:number-rows-spanned="1"/>
          <table:covered-table-cell table:number-columns-repeated="5" table:style-name="ce63"/>
          <table:covered-table-cell table:style-name="ce64"/>
          <table:table-cell table:style-name="ce44" table:number-columns-spanned="7" table:number-rows-spanned="1"/>
          <table:covered-table-cell table:number-columns-repeated="5" table:style-name="ce63"/>
          <table:covered-table-cell table:style-name="ce64"/>
          <table:table-cell table:style-name="ce44" table:number-columns-spanned="7" table:number-rows-spanned="1"/>
          <table:covered-table-cell table:number-columns-repeated="5" table:style-name="ce63"/>
          <table:covered-table-cell table:style-name="ce64"/>
          <table:table-cell table:style-name="ce44" table:number-columns-spanned="7" table:number-rows-spanned="1"/>
          <table:covered-table-cell table:number-columns-repeated="5" table:style-name="ce63"/>
          <table:covered-table-cell table:style-name="ce64"/>
          <table:table-cell table:style-name="ce44" table:number-columns-spanned="7" table:number-rows-spanned="1"/>
          <table:covered-table-cell table:number-columns-repeated="5" table:style-name="ce63"/>
          <table:covered-table-cell table:style-name="ce64"/>
          <table:table-cell table:style-name="ce44" table:number-columns-spanned="7" table:number-rows-spanned="1"/>
          <table:covered-table-cell table:number-columns-repeated="5" table:style-name="ce63"/>
          <table:covered-table-cell table:style-name="ce64"/>
          <table:table-cell table:style-name="ce69" table:number-columns-repeated="7"/>
          <table:table-cell table:number-columns-repeated="15"/>
        </table:table-row>
        <table:table-row table:style-name="ro2">
          <table:table-cell table:style-name="ce6"/>
          <table:table-cell table:style-name="ce10" table:number-columns-repeated="2"/>
          <table:table-cell table:style-name="ce29" table:number-columns-repeated="2"/>
          <table:table-cell table:style-name="ce10" table:number-columns-repeated="246"/>
          <table:table-cell table:number-columns-repeated="15"/>
        </table:table-row>
        <table:table-row table:style-name="ro2">
          <table:table-cell table:style-name="ce7" office:value-type="string" calcext:value-type="string">
            <text:p>1</text:p>
          </table:table-cell>
          <table:table-cell table:style-name="ce16" office:value-type="string" calcext:value-type="string">
            <text:p>Write Letters</text:p>
          </table:table-cell>
          <table:table-cell table:style-name="ce24" office:value-type="date" office:date-value="2014-10-27" calcext:value-type="date">
            <text:p>10/27/14</text:p>
          </table:table-cell>
          <table:table-cell table:style-name="ce30" table:formula="of:=[.C11]+[.E11]" office:value-type="date" office:date-value="2014-11-14" calcext:value-type="date">
            <text:p>11/14/14</text:p>
          </table:table-cell>
          <table:table-cell table:style-name="ce32" table:formula="of:=[.E12]+[.E14]" office:value-type="float" office:value="18" calcext:value-type="float">
            <text:p>18</text:p>
          </table:table-cell>
          <table:table-cell table:style-name="ce35"/>
          <table:table-cell table:style-name="ce41"/>
          <table:table-cell table:style-name="ce45" table:number-columns-repeated="83"/>
          <table:table-cell table:style-name="ce65" table:number-columns-repeated="154"/>
          <table:table-cell table:style-name="ce67"/>
          <table:table-cell table:style-name="ce10" table:number-columns-repeated="6"/>
          <table:table-cell table:number-columns-repeated="15"/>
        </table:table-row>
        <table:table-row table:style-name="ro5">
          <table:table-cell table:style-name="ce8" office:value-type="string" calcext:value-type="string">
            <text:p>1.1</text:p>
          </table:table-cell>
          <table:table-cell table:style-name="ce17" office:value-type="string" calcext:value-type="string">
            <text:p>Program movement components</text:p>
          </table:table-cell>
          <table:table-cell table:style-name="ce24" table:formula="of:=[.C11]" office:value-type="date" office:date-value="2014-10-27" calcext:value-type="date">
            <text:p>10/27/14</text:p>
          </table:table-cell>
          <table:table-cell table:style-name="ce30" table:formula="of:=[.C12]+[.E12]" office:value-type="date" office:date-value="2014-10-29" calcext:value-type="date">
            <text:p>10/29/14</text:p>
          </table:table-cell>
          <table:table-cell table:style-name="ce32" office:value-type="float" office:value="2" calcext:value-type="float">
            <text:p>2</text:p>
          </table:table-cell>
          <table:table-cell table:style-name="ce35"/>
          <table:table-cell table:style-name="ce42"/>
          <table:table-cell table:style-name="ce46" table:number-columns-repeated="83"/>
          <table:table-cell table:style-name="ce66" table:number-columns-repeated="154"/>
          <table:table-cell table:style-name="ce67"/>
          <table:table-cell table:style-name="ce10" table:number-columns-repeated="6"/>
          <table:table-cell table:number-columns-repeated="15"/>
        </table:table-row>
        <table:table-row table:style-name="ro2">
          <table:table-cell table:style-name="ce8" office:value-type="string" calcext:value-type="string">
            <text:p>1.2</text:p>
          </table:table-cell>
          <table:table-cell table:style-name="ce17" office:value-type="string" calcext:value-type="string">
            <text:p>Write letter functions</text:p>
          </table:table-cell>
          <table:table-cell table:style-name="ce24" table:formula="of:=[.C12]" office:value-type="date" office:date-value="2014-10-27" calcext:value-type="date">
            <text:p>10/27/14</text:p>
          </table:table-cell>
          <table:table-cell table:style-name="ce30" table:formula="of:=[.C13]+[.E13]" office:value-type="date" office:date-value="2014-10-29" calcext:value-type="date">
            <text:p>10/29/14</text:p>
          </table:table-cell>
          <table:table-cell table:style-name="ce32" table:formula="of:=2" office:value-type="float" office:value="2" calcext:value-type="float">
            <text:p>2</text:p>
          </table:table-cell>
          <table:table-cell table:style-name="ce35"/>
          <table:table-cell table:style-name="ce42"/>
          <table:table-cell table:style-name="ce47" table:number-columns-repeated="83"/>
          <table:table-cell table:style-name="ce66" table:number-columns-repeated="154"/>
          <table:table-cell table:style-name="ce67"/>
          <table:table-cell table:style-name="ce10" table:number-columns-repeated="6"/>
          <table:table-cell table:number-columns-repeated="15"/>
        </table:table-row>
        <table:table-row table:style-name="ro5">
          <table:table-cell table:style-name="ce8" office:value-type="string" calcext:value-type="string">
            <text:p>1.3</text:p>
          </table:table-cell>
          <table:table-cell table:style-name="ce17" office:value-type="string" calcext:value-type="string">
            <text:p>Test function and tune parameters</text:p>
          </table:table-cell>
          <table:table-cell table:style-name="ce24" table:formula="of:=[.D12]" office:value-type="date" office:date-value="2014-10-29" calcext:value-type="date">
            <text:p>10/29/14</text:p>
          </table:table-cell>
          <table:table-cell table:style-name="ce30" table:formula="of:=[.C14]+[.E14]" office:value-type="date" office:date-value="2014-11-14" calcext:value-type="date">
            <text:p>11/14/14</text:p>
          </table:table-cell>
          <table:table-cell table:style-name="ce32" table:formula="of:=16" office:value-type="float" office:value="16" calcext:value-type="float">
            <text:p>16</text:p>
          </table:table-cell>
          <table:table-cell table:style-name="ce35"/>
          <table:table-cell table:style-name="ce42"/>
          <table:table-cell table:style-name="ce47" table:number-columns-repeated="83"/>
          <table:table-cell table:style-name="ce66" table:number-columns-repeated="154"/>
          <table:table-cell table:style-name="ce67"/>
          <table:table-cell table:style-name="ce10" table:number-columns-repeated="6"/>
          <table:table-cell table:number-columns-repeated="15"/>
        </table:table-row>
        <table:table-row table:style-name="ro6">
          <table:table-cell table:style-name="ce8" office:value-type="string" calcext:value-type="string">
            <text:p>1.4</text:p>
          </table:table-cell>
          <table:table-cell table:style-name="ce17" office:value-type="string" calcext:value-type="string">
            <text:p>Regularize spacing between letters</text:p>
          </table:table-cell>
          <table:table-cell table:style-name="ce24" office:value-type="date" office:date-value="2014-11-05" calcext:value-type="date">
            <text:p>11/05/14</text:p>
          </table:table-cell>
          <table:table-cell table:style-name="ce30" table:formula="of:=[.C15]+[.E15]" office:value-type="date" office:date-value="2014-11-10" calcext:value-type="date">
            <text:p>11/10/14</text:p>
          </table:table-cell>
          <table:table-cell table:style-name="ce32" table:formula="of:=5" office:value-type="float" office:value="5" calcext:value-type="float">
            <text:p>5</text:p>
          </table:table-cell>
          <table:table-cell table:style-name="ce35"/>
          <table:table-cell table:style-name="ce42"/>
          <table:table-cell table:style-name="ce48" table:number-columns-repeated="83"/>
          <table:table-cell table:style-name="ce66" table:number-columns-repeated="154"/>
          <table:table-cell table:style-name="ce67"/>
          <table:table-cell table:style-name="ce10" table:number-columns-repeated="6"/>
          <table:table-cell table:number-columns-repeated="15"/>
        </table:table-row>
        <table:table-row table:style-name="ro5">
          <table:table-cell table:style-name="ce7" office:value-type="string" calcext:value-type="string">
            <text:p>2</text:p>
          </table:table-cell>
          <table:table-cell table:style-name="ce16" office:value-type="string" calcext:value-type="string">
            <text:p>Find related or similar words</text:p>
          </table:table-cell>
          <table:table-cell table:style-name="ce24" office:value-type="date" office:date-value="2014-11-09" calcext:value-type="date">
            <text:p>11/09/14</text:p>
          </table:table-cell>
          <table:table-cell table:style-name="ce30" table:formula="of:=[.C16]+[.E16]" office:value-type="date" office:date-value="2014-11-15" calcext:value-type="date">
            <text:p>11/15/14</text:p>
          </table:table-cell>
          <table:table-cell table:style-name="ce32" table:formula="of:=[.E17]+[.E18]+[.E19]" office:value-type="float" office:value="6" calcext:value-type="float">
            <text:p>6</text:p>
          </table:table-cell>
          <table:table-cell table:style-name="ce35"/>
          <table:table-cell table:style-name="ce41"/>
          <table:table-cell table:style-name="ce49" table:number-columns-repeated="83"/>
          <table:table-cell table:style-name="ce66" table:number-columns-repeated="154"/>
          <table:table-cell table:style-name="ce67"/>
          <table:table-cell table:style-name="ce10" table:number-columns-repeated="6"/>
          <table:table-cell table:number-columns-repeated="15"/>
        </table:table-row>
        <table:table-row table:style-name="ro2">
          <table:table-cell table:style-name="ce8" office:value-type="string" calcext:value-type="string">
            <text:p>2.1</text:p>
          </table:table-cell>
          <table:table-cell table:style-name="ce17" office:value-type="string" calcext:value-type="string">
            <text:p>Find and process texts</text:p>
          </table:table-cell>
          <table:table-cell table:style-name="ce24" table:formula="of:=[.C16]" office:value-type="date" office:date-value="2014-11-09" calcext:value-type="date">
            <text:p>11/09/14</text:p>
          </table:table-cell>
          <table:table-cell table:style-name="ce30" table:formula="of:=[.C17]+[.E17]" office:value-type="date" office:date-value="2014-11-11" calcext:value-type="date">
            <text:p>11/11/14</text:p>
          </table:table-cell>
          <table:table-cell table:style-name="ce32" table:formula="of:=2" office:value-type="float" office:value="2" calcext:value-type="float">
            <text:p>2</text:p>
          </table:table-cell>
          <table:table-cell table:style-name="ce35"/>
          <table:table-cell table:style-name="ce42"/>
          <table:table-cell table:style-name="ce50" table:number-columns-repeated="83"/>
          <table:table-cell table:style-name="ce65" table:number-columns-repeated="154"/>
          <table:table-cell table:style-name="ce67"/>
          <table:table-cell table:style-name="ce10" table:number-columns-repeated="6"/>
          <table:table-cell table:number-columns-repeated="15"/>
        </table:table-row>
        <table:table-row table:style-name="ro2">
          <table:table-cell table:style-name="ce8" office:value-type="string" calcext:value-type="string">
            <text:p>2.2</text:p>
          </table:table-cell>
          <table:table-cell table:style-name="ce17" office:value-type="string" calcext:value-type="string">
            <text:p>Create occurence matrix</text:p>
          </table:table-cell>
          <table:table-cell table:style-name="ce24" table:formula="of:=[.D17]" office:value-type="date" office:date-value="2014-11-11" calcext:value-type="date">
            <text:p>11/11/14</text:p>
          </table:table-cell>
          <table:table-cell table:style-name="ce30" table:formula="of:=[.C18]+[.E18]" office:value-type="date" office:date-value="2014-11-13" calcext:value-type="date">
            <text:p>11/13/14</text:p>
          </table:table-cell>
          <table:table-cell table:style-name="ce32" table:formula="of:=2" office:value-type="float" office:value="2" calcext:value-type="float">
            <text:p>2</text:p>
          </table:table-cell>
          <table:table-cell table:style-name="ce35"/>
          <table:table-cell table:style-name="ce42"/>
          <table:table-cell table:style-name="ce51" table:number-columns-repeated="83"/>
          <table:table-cell table:style-name="ce66" table:number-columns-repeated="154"/>
          <table:table-cell table:style-name="ce67"/>
          <table:table-cell table:style-name="ce10" table:number-columns-repeated="6"/>
          <table:table-cell table:number-columns-repeated="15"/>
        </table:table-row>
        <table:table-row table:style-name="ro5">
          <table:table-cell table:style-name="ce8" office:value-type="string" calcext:value-type="string">
            <text:p>2.3</text:p>
          </table:table-cell>
          <table:table-cell table:style-name="ce17" office:value-type="string" calcext:value-type="string">
            <text:p>Compute Magnitudes and Process rare words</text:p>
          </table:table-cell>
          <table:table-cell table:style-name="ce24" table:formula="of:=[.D18]" office:value-type="date" office:date-value="2014-11-13" calcext:value-type="date">
            <text:p>11/13/14</text:p>
          </table:table-cell>
          <table:table-cell table:style-name="ce30" table:formula="of:=[.C19]+[.E19]" office:value-type="date" office:date-value="2014-11-15" calcext:value-type="date">
            <text:p>11/15/14</text:p>
          </table:table-cell>
          <table:table-cell table:style-name="ce32" table:formula="of:=2" office:value-type="float" office:value="2" calcext:value-type="float">
            <text:p>2</text:p>
          </table:table-cell>
          <table:table-cell table:style-name="ce35"/>
          <table:table-cell table:style-name="ce42"/>
          <table:table-cell table:style-name="ce52" table:number-columns-repeated="83"/>
          <table:table-cell table:style-name="ce66" table:number-columns-repeated="154"/>
          <table:table-cell table:style-name="ce67"/>
          <table:table-cell table:style-name="ce10" table:number-columns-repeated="6"/>
          <table:table-cell table:number-columns-repeated="15"/>
        </table:table-row>
        <table:table-row table:style-name="ro2">
          <table:table-cell table:style-name="ce9" office:value-type="string" calcext:value-type="string">
            <text:p>3</text:p>
          </table:table-cell>
          <table:table-cell table:style-name="ce16" office:value-type="string" calcext:value-type="string">
            <text:p>Final testing</text:p>
          </table:table-cell>
          <table:table-cell table:style-name="ce24" table:formula="of:=[.D19]" office:value-type="date" office:date-value="2014-11-15" calcext:value-type="date">
            <text:p>11/15/14</text:p>
          </table:table-cell>
          <table:table-cell table:style-name="ce30" table:formula="of:=[.C20]+[.E20]" office:value-type="date" office:date-value="2014-11-20" calcext:value-type="date">
            <text:p>11/20/14</text:p>
          </table:table-cell>
          <table:table-cell table:style-name="ce32" table:formula="of:=5" office:value-type="float" office:value="5" calcext:value-type="float">
            <text:p>5</text:p>
          </table:table-cell>
          <table:table-cell table:style-name="ce35"/>
          <table:table-cell table:style-name="ce41"/>
          <table:table-cell table:style-name="ce53" table:number-columns-repeated="83"/>
          <table:table-cell table:style-name="ce66" table:number-columns-repeated="154"/>
          <table:table-cell table:style-name="ce67"/>
          <table:table-cell table:style-name="ce10"/>
          <table:table-cell table:style-name="ce10">
            <draw:custom-shape table:end-cell-address="GanttChart.JA52" table:end-x="0.8768in" table:end-y="0.0831in" draw:z-index="1" draw:style-name="gr2" draw:text-style-name="P2" svg:width="12.5236in" svg:height="5.9504in" svg:x="-0.122in" svg:y="0in">
              <text:p text:style-name="P2"><text:span text:style-name="T1">HELP</text:span></text:p>
              <text:p text:style-name="P2"><text:span text:style-name="T2"/></text:p>
              <text:p text:style-name="P2"><text:span text:style-name="T2">- Modify the </text:span><text:span text:style-name="T3">GREEN</text:span><text:span text:style-name="T2"> cells and the </text:span><text:span text:style-name="T1">WBS</text:span><text:span text:style-name="T2">, </text:span><text:span text:style-name="T1">Tasks</text:span><text:span text:style-name="T2">, and </text:span><text:span text:style-name="T1">Task Lead</text:span><text:span text:style-name="T2"> columns. The rest of the columns are formulas.</text:span></text:p>
              <text:p text:style-name="P2"><text:span text:style-name="T2">- The number of weeks shown in the gantt chart is limited by the maximum number of columns available.</text:span></text:p>
              <text:p text:style-name="P2"><text:span text:style-name="T2">- The Start Date that you choose determines the first week in the gantt chart, starting on a Monday.</text:span></text:p>
              <text:p text:style-name="P2"><text:span text:style-name="T2">- Change the first day of the week via cell K8</text:span></text:p>
              <text:p text:style-name="P2"><text:span text:style-name="T2">- Use the slider to adjust the range of dates shown in the gantt chart.</text:span></text:p>
              <text:p text:style-name="P2"><text:span text:style-name="T2">- Only </text:span><text:span text:style-name="T1">34</text:span><text:span text:style-name="T2"> weeks can be shown/printed at one time, because each week uses up </text:span><text:span text:style-name="T1">7</text:span><text:span text:style-name="T2"> columns.</text:span></text:p>
              <text:p text:style-name="P2"><text:span text:style-name="T2"/></text:p>
              <text:p text:style-name="P2"><text:span text:style-name="T1">Q: </text:span><text:span text:style-name="T2">How do I make Task 2 start the day after the end of Task 1?</text:span></text:p>
              <text:p text:style-name="P2"><text:span text:style-name="T2">Use the following formula for the start date of Task 2:</text:span></text:p>
              <text:p text:style-name="P2"><text:span text:style-name="T1">=</text:span><text:span text:style-name="T4">EndDate</text:span><text:span text:style-name="T1">+1</text:span></text:p>
              <text:p text:style-name="P2"><text:span text:style-name="T2">where </text:span><text:span text:style-name="T5">EndDate</text:span><text:span text:style-name="T2"> is the reference to the cell containing the end date of task 1</text:span></text:p>
              <text:p text:style-name="P2"><text:span text:style-name="T2"/></text:p>
              <text:p text:style-name="P2"><text:span text:style-name="T1">Q: </text:span><text:span text:style-name="T2">How do I </text:span><text:span text:style-name="T1">add/insert tasks and subtasks</text:span><text:span text:style-name="T2">?</text:span></text:p>
              <text:p text:style-name="P2"><text:span text:style-name="T2">Copy the entire ROW (or a group of rows) for the type of task(s) you want to add and then right-click on the row where you want to insert the new tasks, then select </text:span><text:span text:style-name="T5">Insert Copied Cells</text:span><text:span text:style-name="T2">.</text:span></text:p>
              <text:p text:style-name="P2"><text:span text:style-name="T6">Important Note:</text:span><text:span text:style-name="T2"> When inserting a new subtask after the last subtask or before the first subtask, you will need to update the formulas for calculating the Level 1 %Complete and Duration (see below) to include the new subtask, because the ranges won't automatically expand to include the additional row. </text:span></text:p>
              <text:p text:style-name="P2"><text:span text:style-name="T2"/></text:p>
              <text:p text:style-name="P2"><text:span text:style-name="T1">Q: </text:span><text:span text:style-name="T2">How do I calculate the </text:span><text:span text:style-name="T1">%Complete</text:span><text:span text:style-name="T2"> for a </text:span><text:span text:style-name="T1">Level 1</text:span><text:span text:style-name="T2"> task based upon the %Complete of all of the associated subtasks?</text:span></text:p>
              <text:p text:style-name="P2"><text:span text:style-name="T2">Example: If Task 1 is on row 11 and the subtasks are on rows 12-15, use the following formula:</text:span></text:p>
              <text:p text:style-name="P2"><text:span text:style-name="T1">=SUMPRODUCT(</text:span><text:span text:style-name="T7">F12:F15</text:span><text:span text:style-name="T1">;</text:span><text:span text:style-name="T6">G12:G15</text:span><text:span text:style-name="T1">)/SUM(</text:span><text:span text:style-name="T8">F12:F15</text:span><text:span text:style-name="T1">)</text:span></text:p>
              <text:p text:style-name="P2"><text:span text:style-name="T2"/></text:p>
              <text:p text:style-name="P2"><text:span text:style-name="T1">Q: </text:span><text:span text:style-name="T2">How do I calculate the </text:span><text:span text:style-name="T1">Duration</text:span><text:span text:style-name="T2"> for a </text:span><text:span text:style-name="T1">Level 1</text:span><text:span text:style-name="T2"> task based upon the largest end date of a sub task?</text:span></text:p>
              <text:p text:style-name="P2"><text:span text:style-name="T2">Example: If the Level 1 task is on row 11 and the sub tasks are on rows 12-15, use the following formula</text:span></text:p>
              <text:p text:style-name="P2"><text:span text:style-name="T1">=MAX(</text:span><text:span text:style-name="T7">E12:E15</text:span><text:span text:style-name="T1">)-</text:span><text:span text:style-name="T6">D11</text:span></text:p>
              <text:p text:style-name="P2"><text:span text:style-name="T2"/></text:p>
              <text:p text:style-name="P2"><text:span text:style-name="T1">Q: </text:span><text:span text:style-name="T2">How can I include </text:span><text:span text:style-name="T1">holidays</text:span><text:span text:style-name="T2"> in the calculation of the Working Days?</text:span></text:p>
              <text:p text:style-name="P2"><text:span text:style-name="T9">You can add a list of holidays to exclude in the NETWORKDAYS function. See the help on that function.</text:span></text:p>
              <text:p text:style-name="P2"><text:span text:style-name="T2"/></text:p>
              <text:p text:style-name="P2"><text:span text:style-name="T1">Q: </text:span><text:span text:style-name="T2">How do I change the </text:span><text:span text:style-name="T1">print settings</text:span><text:span text:style-name="T2">?</text:span></text:p>
              <text:p text:style-name="P2"><text:span text:style-name="T9">Select the entire range of cells that you want to print and then define a Print Range in the Format menu. Then go to Format &gt; Page and select the Sheet tab. Adjust the Scaling mode as desired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10" table:number-columns-repeated="4"/>
          <table:table-cell table:number-columns-repeated="15"/>
        </table:table-row>
        <table:table-row table:style-name="ro2">
          <table:table-cell table:style-name="ce9" office:value-type="string" calcext:value-type="string">
            <text:p>4</text:p>
          </table:table-cell>
          <table:table-cell table:style-name="ce16" office:value-type="string" calcext:value-type="string">
            <text:p>Type up Report</text:p>
          </table:table-cell>
          <table:table-cell table:style-name="ce24" office:value-type="date" office:date-value="2014-11-17" calcext:value-type="date">
            <text:p>11/17/14</text:p>
          </table:table-cell>
          <table:table-cell table:style-name="ce30" table:formula="of:=[.C21]+[.E21]" office:value-type="date" office:date-value="2014-11-26" calcext:value-type="date">
            <text:p>11/26/14</text:p>
          </table:table-cell>
          <table:table-cell table:style-name="ce32" table:formula="of:=9" office:value-type="float" office:value="9" calcext:value-type="float">
            <text:p>9</text:p>
          </table:table-cell>
          <table:table-cell table:style-name="ce35"/>
          <table:table-cell table:style-name="ce41"/>
          <table:table-cell table:style-name="ce54" table:number-columns-repeated="83"/>
          <table:table-cell table:style-name="ce66" table:number-columns-repeated="154"/>
          <table:table-cell table:style-name="ce67"/>
          <table:table-cell table:style-name="ce10" table:number-columns-repeated="6"/>
          <table:table-cell table:number-columns-repeated="15"/>
        </table:table-row>
        <table:table-row table:style-name="ro2">
          <table:table-cell table:style-name="ce7"/>
          <table:table-cell table:style-name="ce18"/>
          <table:table-cell table:style-name="ce25" table:number-columns-repeated="2"/>
          <table:table-cell table:style-name="ce33"/>
          <table:table-cell table:style-name="ce36"/>
          <table:table-cell table:style-name="ce42"/>
          <table:table-cell table:style-name="ce55" table:number-columns-repeated="83"/>
          <table:table-cell table:style-name="ce65" table:number-columns-repeated="154"/>
          <table:table-cell table:style-name="ce67" table:number-columns-repeated="7"/>
          <table:table-cell table:style-name="ce21" table:number-columns-repeated="15"/>
        </table:table-row>
        <table:table-row table:style-name="ro2">
          <table:table-cell table:style-name="ce8"/>
          <table:table-cell table:style-name="ce18"/>
          <table:table-cell table:style-name="ce25" table:number-columns-repeated="2"/>
          <table:table-cell table:style-name="ce33"/>
          <table:table-cell table:style-name="ce36"/>
          <table:table-cell table:style-name="ce42"/>
          <table:table-cell table:style-name="ce56" table:number-columns-repeated="83"/>
          <table:table-cell table:style-name="ce66" table:number-columns-repeated="154"/>
          <table:table-cell table:style-name="ce67" table:number-columns-repeated="7"/>
          <table:table-cell table:style-name="ce21" table:number-columns-repeated="15"/>
        </table:table-row>
        <table:table-row table:style-name="ro2">
          <table:table-cell table:style-name="ce8"/>
          <table:table-cell table:style-name="ce18"/>
          <table:table-cell table:style-name="ce25" table:number-columns-repeated="2"/>
          <table:table-cell table:style-name="ce33"/>
          <table:table-cell table:style-name="ce36"/>
          <table:table-cell table:style-name="ce42"/>
          <table:table-cell table:style-name="ce57" table:number-columns-repeated="83"/>
          <table:table-cell table:style-name="ce66" table:number-columns-repeated="154"/>
          <table:table-cell table:style-name="ce67" table:number-columns-repeated="7"/>
          <table:table-cell table:style-name="ce21" table:number-columns-repeated="15"/>
        </table:table-row>
        <table:table-row table:style-name="ro2">
          <table:table-cell table:style-name="ce8"/>
          <table:table-cell table:style-name="ce18"/>
          <table:table-cell table:style-name="ce25" table:number-columns-repeated="2"/>
          <table:table-cell table:style-name="ce33"/>
          <table:table-cell table:style-name="ce36"/>
          <table:table-cell table:style-name="ce42"/>
          <table:table-cell table:style-name="ce58" table:number-columns-repeated="83"/>
          <table:table-cell table:style-name="ce66" table:number-columns-repeated="154"/>
          <table:table-cell table:style-name="ce67" table:number-columns-repeated="7"/>
          <table:table-cell table:style-name="ce21" table:number-columns-repeated="15"/>
        </table:table-row>
        <table:table-row table:style-name="ro2">
          <table:table-cell table:style-name="ce8"/>
          <table:table-cell table:style-name="ce18"/>
          <table:table-cell table:style-name="ce25" table:number-columns-repeated="2"/>
          <table:table-cell table:style-name="ce33"/>
          <table:table-cell table:style-name="ce36"/>
          <table:table-cell table:style-name="ce42"/>
          <table:table-cell table:style-name="ce59" table:number-columns-repeated="83"/>
          <table:table-cell table:style-name="ce66" table:number-columns-repeated="154"/>
          <table:table-cell table:style-name="ce67" table:number-columns-repeated="7"/>
          <table:table-cell table:style-name="ce21" table:number-columns-repeated="15"/>
        </table:table-row>
        <table:table-row table:style-name="ro2">
          <table:table-cell table:style-name="ce7"/>
          <table:table-cell table:style-name="ce18"/>
          <table:table-cell table:style-name="ce25" table:number-columns-repeated="2"/>
          <table:table-cell table:style-name="ce33"/>
          <table:table-cell table:style-name="ce36"/>
          <table:table-cell table:style-name="ce42"/>
          <table:table-cell table:style-name="ce60" table:number-columns-repeated="237"/>
          <table:table-cell table:style-name="ce67" table:number-columns-repeated="7"/>
          <table:table-cell table:style-name="ce21" table:number-columns-repeated="15"/>
        </table:table-row>
        <table:table-row table:style-name="ro2" table:number-rows-repeated="4">
          <table:table-cell table:style-name="ce8"/>
          <table:table-cell table:style-name="ce19"/>
          <table:table-cell table:style-name="ce25" table:number-columns-repeated="2"/>
          <table:table-cell table:style-name="ce33"/>
          <table:table-cell table:style-name="ce36"/>
          <table:table-cell table:style-name="ce42"/>
          <table:table-cell table:style-name="ce61" table:number-columns-repeated="237"/>
          <table:table-cell table:style-name="ce67" table:number-columns-repeated="7"/>
          <table:table-cell table:style-name="ce21" table:number-columns-repeated="15"/>
        </table:table-row>
        <table:table-row table:style-name="ro2">
          <table:table-cell table:style-name="ce10"/>
          <table:table-cell table:style-name="ce20" table:number-columns-repeated="221"/>
          <table:table-cell table:style-name="ce67" table:number-columns-repeated="29"/>
          <table:table-cell table:style-name="ce21" table:number-columns-repeated="15"/>
        </table:table-row>
        <table:table-row table:style-name="ro2" table:number-rows-repeated="27">
          <table:table-cell/>
          <table:table-cell table:style-name="ce21" table:number-columns-repeated="221"/>
          <table:table-cell table:style-name="ce68" table:number-columns-repeated="29"/>
          <table:table-cell table:style-name="ce21" table:number-columns-repeated="15"/>
        </table:table-row>
        <table:table-row table:style-name="ro2" table:number-rows-repeated="65477">
          <table:table-cell table:number-columns-repeated="266"/>
        </table:table-row>
        <table:table-row table:style-name="ro2">
          <table:table-cell table:number-columns-repeated="266"/>
        </table:table-row>
        <calcext:conditional-formats>
          <calcext:conditional-format calcext:target-range-address="GanttChart.CM11:GanttChart.IJ11 GanttChart.CM17:GanttChart.IJ17 GanttChart.CM22:GanttChart.IJ22">
            <calcext:condition calcext:apply-style-name="Excel_CondFormat_1_2_1" calcext:value="formula-is([GanttChart.CM$8]=[GanttChart.$B$7])" calcext:base-cell-address="GanttChart.CM11"/>
            <calcext:condition calcext:apply-style-name="Excel_CondFormat_1_2_2" calcext:value="formula-is(AND([GanttChart.CM$8]&gt;=[GanttChart.$C11];[GanttChart.CM$8]&lt;[GanttChart.$C11]+ganttchart.$#REF!11))" calcext:base-cell-address="GanttChart.CM11"/>
            <calcext:condition calcext:apply-style-name="Excel_CondFormat_1_2_3" calcext:value="formula-is(AND([GanttChart.CM$8]&gt;=[GanttChart.$C11];[GanttChart.CM$8]&lt;=[GanttChart.$C11]+[GanttChart.$E11]-1))" calcext:base-cell-address="GanttChart.CM11"/>
          </calcext:conditional-format>
          <calcext:conditional-format calcext:target-range-address="GanttChart.CM12:GanttChart.IJ16 GanttChart.CM18:GanttChart.IJ18 GanttChart.CM24:GanttChart.IJ26 GanttChart.CM23:GanttChart.IJ23 GanttChart.CM19:GanttChart.IJ19 GanttChart.CM20:GanttChart.IJ21">
            <calcext:condition calcext:apply-style-name="Excel_CondFormat_1_1_1" calcext:value="formula-is([GanttChart.CM$8]=[GanttChart.$B$7])" calcext:base-cell-address="GanttChart.CM12"/>
            <calcext:condition calcext:apply-style-name="Excel_CondFormat_1_1_2" calcext:value="formula-is(AND([GanttChart.CM$8]&gt;=[GanttChart.$C12];[GanttChart.CM$8]&lt;[GanttChart.$C12]+ganttchart.$#REF!12))" calcext:base-cell-address="GanttChart.CM12"/>
            <calcext:condition calcext:apply-style-name="Excel_CondFormat_1_1_3" calcext:value="formula-is(AND([GanttChart.CM$8]&gt;=[GanttChart.$C12];[GanttChart.CM$8]&lt;=[GanttChart.$C12]+[GanttChart.$E12]-1))" calcext:base-cell-address="GanttChart.CM12"/>
          </calcext:conditional-format>
          <calcext:conditional-format calcext:target-range-address="GanttChart.H27:GanttChart.IJ27">
            <calcext:condition calcext:apply-style-name="Excel_CondFormat_1_2_1" calcext:value="formula-is([GanttChart.H$8]=[GanttChart.$B$7])" calcext:base-cell-address="GanttChart.H27"/>
            <calcext:condition calcext:apply-style-name="Excel_CondFormat_1_2_2" calcext:value="formula-is(AND([GanttChart.H$8]&gt;=[GanttChart.$C27];[GanttChart.H$8]&lt;[GanttChart.$C27]+ganttchart.$#REF!26))" calcext:base-cell-address="GanttChart.H27"/>
            <calcext:condition calcext:apply-style-name="Excel_CondFormat_1_2_3" calcext:value="formula-is(AND([GanttChart.H$8]&gt;=[GanttChart.$C27];[GanttChart.H$8]&lt;=[GanttChart.$C27]+[GanttChart.$E27]-1))" calcext:base-cell-address="GanttChart.H27"/>
          </calcext:conditional-format>
          <calcext:conditional-format calcext:target-range-address="GanttChart.H28:GanttChart.IJ31">
            <calcext:condition calcext:apply-style-name="Excel_CondFormat_1_1_1" calcext:value="formula-is([GanttChart.H$8]=[GanttChart.$B$7])" calcext:base-cell-address="GanttChart.H28"/>
            <calcext:condition calcext:apply-style-name="Excel_CondFormat_1_1_2" calcext:value="formula-is(AND([GanttChart.H$8]&gt;=[GanttChart.$C28];[GanttChart.H$8]&lt;[GanttChart.$C28]+ganttchart.$#REF!27))" calcext:base-cell-address="GanttChart.H28"/>
            <calcext:condition calcext:apply-style-name="Excel_CondFormat_1_1_3" calcext:value="formula-is(AND([GanttChart.H$8]&gt;=[GanttChart.$C28];[GanttChart.H$8]&lt;=[GanttChart.$C28]+[GanttChart.$E28]-1))" calcext:base-cell-address="GanttChart.H28"/>
          </calcext:conditional-format>
          <calcext:conditional-format calcext:target-range-address="GanttChart.H26:GanttChart.CL26">
            <calcext:condition calcext:apply-style-name="Excel_CondFormat_1_2_1" calcext:value="formula-is([GanttChart.H$8]=[GanttChart.$B$7])" calcext:base-cell-address="GanttChart.H26"/>
            <calcext:condition calcext:apply-style-name="Excel_CondFormat_1_2_2" calcext:value="formula-is(AND([GanttChart.H$8]&gt;=[GanttChart.$C26];[GanttChart.H$8]&lt;[GanttChart.$C26]+ganttchart.$#REF!26))" calcext:base-cell-address="GanttChart.H26"/>
            <calcext:condition calcext:apply-style-name="Excel_CondFormat_1_2_3" calcext:value="formula-is(AND([GanttChart.H$8]&gt;=[GanttChart.$C26];[GanttChart.H$8]&lt;=[GanttChart.$C26]+[GanttChart.$E26]-1))" calcext:base-cell-address="GanttChart.H26"/>
          </calcext:conditional-format>
          <calcext:conditional-format calcext:target-range-address="GanttChart.H25:GanttChart.CL25">
            <calcext:condition calcext:apply-style-name="Excel_CondFormat_1_2_1" calcext:value="formula-is([GanttChart.H$8]=[GanttChart.$B$7])" calcext:base-cell-address="GanttChart.H25"/>
            <calcext:condition calcext:apply-style-name="Excel_CondFormat_1_2_2" calcext:value="formula-is(AND([GanttChart.H$8]&gt;=[GanttChart.$C25];[GanttChart.H$8]&lt;[GanttChart.$C25]+ganttchart.$#REF!26))" calcext:base-cell-address="GanttChart.H25"/>
            <calcext:condition calcext:apply-style-name="Excel_CondFormat_1_2_3" calcext:value="formula-is(AND([GanttChart.H$8]&gt;=[GanttChart.$C25];[GanttChart.H$8]&lt;=[GanttChart.$C25]+[GanttChart.$E25]-1))" calcext:base-cell-address="GanttChart.H25"/>
          </calcext:conditional-format>
          <calcext:conditional-format calcext:target-range-address="GanttChart.H24:GanttChart.CL24">
            <calcext:condition calcext:apply-style-name="Excel_CondFormat_1_2_1" calcext:value="formula-is([GanttChart.H$8]=[GanttChart.$B$7])" calcext:base-cell-address="GanttChart.H24"/>
            <calcext:condition calcext:apply-style-name="Excel_CondFormat_1_2_2" calcext:value="formula-is(AND([GanttChart.H$8]&gt;=[GanttChart.$C24];[GanttChart.H$8]&lt;[GanttChart.$C24]+ganttchart.$#REF!26))" calcext:base-cell-address="GanttChart.H24"/>
            <calcext:condition calcext:apply-style-name="Excel_CondFormat_1_2_3" calcext:value="formula-is(AND([GanttChart.H$8]&gt;=[GanttChart.$C24];[GanttChart.H$8]&lt;=[GanttChart.$C24]+[GanttChart.$E24]-1))" calcext:base-cell-address="GanttChart.H24"/>
          </calcext:conditional-format>
          <calcext:conditional-format calcext:target-range-address="GanttChart.H23:GanttChart.CL23">
            <calcext:condition calcext:apply-style-name="Excel_CondFormat_1_2_1" calcext:value="formula-is([GanttChart.H$8]=[GanttChart.$B$7])" calcext:base-cell-address="GanttChart.H23"/>
            <calcext:condition calcext:apply-style-name="Excel_CondFormat_1_2_2" calcext:value="formula-is(AND([GanttChart.H$8]&gt;=[GanttChart.$C23];[GanttChart.H$8]&lt;[GanttChart.$C23]+ganttchart.$#REF!26))" calcext:base-cell-address="GanttChart.H23"/>
            <calcext:condition calcext:apply-style-name="Excel_CondFormat_1_2_3" calcext:value="formula-is(AND([GanttChart.H$8]&gt;=[GanttChart.$C23];[GanttChart.H$8]&lt;=[GanttChart.$C23]+[GanttChart.$E23]-1))" calcext:base-cell-address="GanttChart.H23"/>
          </calcext:conditional-format>
          <calcext:conditional-format calcext:target-range-address="GanttChart.H22:GanttChart.CL22">
            <calcext:condition calcext:apply-style-name="Excel_CondFormat_1_2_1" calcext:value="formula-is([GanttChart.H$8]=[GanttChart.$B$7])" calcext:base-cell-address="GanttChart.H22"/>
            <calcext:condition calcext:apply-style-name="Excel_CondFormat_1_2_2" calcext:value="formula-is(AND([GanttChart.H$8]&gt;=[GanttChart.$C22];[GanttChart.H$8]&lt;[GanttChart.$C22]+ganttchart.$#REF!26))" calcext:base-cell-address="GanttChart.H22"/>
            <calcext:condition calcext:apply-style-name="Excel_CondFormat_1_2_3" calcext:value="formula-is(AND([GanttChart.H$8]&gt;=[GanttChart.$C22];[GanttChart.H$8]&lt;=[GanttChart.$C22]+[GanttChart.$E22]-1))" calcext:base-cell-address="GanttChart.H22"/>
          </calcext:conditional-format>
          <calcext:conditional-format calcext:target-range-address="GanttChart.H21:GanttChart.CL21">
            <calcext:condition calcext:apply-style-name="Excel_CondFormat_1_2_1" calcext:value="formula-is([GanttChart.H$8]=[GanttChart.$B$7])" calcext:base-cell-address="GanttChart.H21"/>
            <calcext:condition calcext:apply-style-name="Excel_CondFormat_1_2_2" calcext:value="formula-is(AND([GanttChart.H$8]&gt;=[GanttChart.$C21];[GanttChart.H$8]&lt;[GanttChart.$C21]+ganttchart.$#REF!26))" calcext:base-cell-address="GanttChart.H21"/>
            <calcext:condition calcext:apply-style-name="Excel_CondFormat_1_2_3" calcext:value="formula-is(AND([GanttChart.H$8]&gt;=[GanttChart.$C21];[GanttChart.H$8]&lt;=[GanttChart.$C21]+[GanttChart.$E21]-1))" calcext:base-cell-address="GanttChart.H21"/>
          </calcext:conditional-format>
          <calcext:conditional-format calcext:target-range-address="GanttChart.H20:GanttChart.CL20">
            <calcext:condition calcext:apply-style-name="Excel_CondFormat_1_2_1" calcext:value="formula-is([GanttChart.H$8]=[GanttChart.$B$7])" calcext:base-cell-address="GanttChart.H20"/>
            <calcext:condition calcext:apply-style-name="Excel_CondFormat_1_2_2" calcext:value="formula-is(AND([GanttChart.H$8]&gt;=[GanttChart.$C20];[GanttChart.H$8]&lt;[GanttChart.$C20]+ganttchart.$#REF!26))" calcext:base-cell-address="GanttChart.H20"/>
            <calcext:condition calcext:apply-style-name="Excel_CondFormat_1_2_3" calcext:value="formula-is(AND([GanttChart.H$8]&gt;=[GanttChart.$C20];[GanttChart.H$8]&lt;=[GanttChart.$C20]+[GanttChart.$E20]-1))" calcext:base-cell-address="GanttChart.H20"/>
          </calcext:conditional-format>
          <calcext:conditional-format calcext:target-range-address="GanttChart.H19:GanttChart.CL19">
            <calcext:condition calcext:apply-style-name="Excel_CondFormat_1_2_1" calcext:value="formula-is([GanttChart.H$8]=[GanttChart.$B$7])" calcext:base-cell-address="GanttChart.H19"/>
            <calcext:condition calcext:apply-style-name="Excel_CondFormat_1_2_2" calcext:value="formula-is(AND([GanttChart.H$8]&gt;=[GanttChart.$C19];[GanttChart.H$8]&lt;[GanttChart.$C19]+ganttchart.$#REF!26))" calcext:base-cell-address="GanttChart.H19"/>
            <calcext:condition calcext:apply-style-name="Excel_CondFormat_1_2_3" calcext:value="formula-is(AND([GanttChart.H$8]&gt;=[GanttChart.$C19];[GanttChart.H$8]&lt;=[GanttChart.$C19]+[GanttChart.$E19]-1))" calcext:base-cell-address="GanttChart.H19"/>
          </calcext:conditional-format>
          <calcext:conditional-format calcext:target-range-address="GanttChart.H17:GanttChart.CL17">
            <calcext:condition calcext:apply-style-name="Excel_CondFormat_1_2_1" calcext:value="formula-is([GanttChart.H$8]=[GanttChart.$B$7])" calcext:base-cell-address="GanttChart.H17"/>
            <calcext:condition calcext:apply-style-name="Excel_CondFormat_1_2_2" calcext:value="formula-is(AND([GanttChart.H$8]&gt;=[GanttChart.$C17];[GanttChart.H$8]&lt;[GanttChart.$C17]+ganttchart.$#REF!26))" calcext:base-cell-address="GanttChart.H17"/>
            <calcext:condition calcext:apply-style-name="Excel_CondFormat_1_2_3" calcext:value="formula-is(AND([GanttChart.H$8]&gt;=[GanttChart.$C17];[GanttChart.H$8]&lt;=[GanttChart.$C17]+[GanttChart.$E17]-1))" calcext:base-cell-address="GanttChart.H17"/>
          </calcext:conditional-format>
          <calcext:conditional-format calcext:target-range-address="GanttChart.H18:GanttChart.CL18">
            <calcext:condition calcext:apply-style-name="Excel_CondFormat_1_2_1" calcext:value="formula-is([GanttChart.H$8]=[GanttChart.$B$7])" calcext:base-cell-address="GanttChart.H18"/>
            <calcext:condition calcext:apply-style-name="Excel_CondFormat_1_2_2" calcext:value="formula-is(AND([GanttChart.H$8]&gt;=[GanttChart.$C18];[GanttChart.H$8]&lt;[GanttChart.$C18]+ganttchart.$#REF!26))" calcext:base-cell-address="GanttChart.H18"/>
            <calcext:condition calcext:apply-style-name="Excel_CondFormat_1_2_3" calcext:value="formula-is(AND([GanttChart.H$8]&gt;=[GanttChart.$C18];[GanttChart.H$8]&lt;=[GanttChart.$C18]+[GanttChart.$E18]-1))" calcext:base-cell-address="GanttChart.H18"/>
          </calcext:conditional-format>
          <calcext:conditional-format calcext:target-range-address="GanttChart.H16:GanttChart.CL16">
            <calcext:condition calcext:apply-style-name="Excel_CondFormat_1_2_1" calcext:value="formula-is([GanttChart.H$8]=[GanttChart.$B$7])" calcext:base-cell-address="GanttChart.H16"/>
            <calcext:condition calcext:apply-style-name="Excel_CondFormat_1_2_2" calcext:value="formula-is(AND([GanttChart.H$8]&gt;=[GanttChart.$C16];[GanttChart.H$8]&lt;[GanttChart.$C16]+ganttchart.$#REF!26))" calcext:base-cell-address="GanttChart.H16"/>
            <calcext:condition calcext:apply-style-name="Excel_CondFormat_1_2_3" calcext:value="formula-is(AND([GanttChart.H$8]&gt;=[GanttChart.$C16];[GanttChart.H$8]&lt;=[GanttChart.$C16]+[GanttChart.$E16]-1))" calcext:base-cell-address="GanttChart.H16"/>
          </calcext:conditional-format>
          <calcext:conditional-format calcext:target-range-address="GanttChart.H15:GanttChart.CL15">
            <calcext:condition calcext:apply-style-name="Excel_CondFormat_1_2_1" calcext:value="formula-is([GanttChart.H$8]=[GanttChart.$B$7])" calcext:base-cell-address="GanttChart.H15"/>
            <calcext:condition calcext:apply-style-name="Excel_CondFormat_1_2_2" calcext:value="formula-is(AND([GanttChart.H$8]&gt;=[GanttChart.$C15];[GanttChart.H$8]&lt;[GanttChart.$C15]+ganttchart.$#REF!26))" calcext:base-cell-address="GanttChart.H15"/>
            <calcext:condition calcext:apply-style-name="Excel_CondFormat_1_2_3" calcext:value="formula-is(AND([GanttChart.H$8]&gt;=[GanttChart.$C15];[GanttChart.H$8]&lt;=[GanttChart.$C15]+[GanttChart.$E15]-1))" calcext:base-cell-address="GanttChart.H15"/>
          </calcext:conditional-format>
          <calcext:conditional-format calcext:target-range-address="GanttChart.H13:GanttChart.CL14">
            <calcext:condition calcext:apply-style-name="Excel_CondFormat_1_2_1" calcext:value="formula-is([GanttChart.H$8]=[GanttChart.$B$7])" calcext:base-cell-address="GanttChart.H13"/>
            <calcext:condition calcext:apply-style-name="Excel_CondFormat_1_2_2" calcext:value="formula-is(AND([GanttChart.H$8]&gt;=[GanttChart.$C13];[GanttChart.H$8]&lt;[GanttChart.$C13]+ganttchart.$#REF!26))" calcext:base-cell-address="GanttChart.H13"/>
            <calcext:condition calcext:apply-style-name="Excel_CondFormat_1_2_3" calcext:value="formula-is(AND([GanttChart.H$8]&gt;=[GanttChart.$C13];[GanttChart.H$8]&lt;=[GanttChart.$C13]+[GanttChart.$E13]-1))" calcext:base-cell-address="GanttChart.H13"/>
          </calcext:conditional-format>
          <calcext:conditional-format calcext:target-range-address="GanttChart.H12:GanttChart.CL12">
            <calcext:condition calcext:apply-style-name="Excel_CondFormat_1_2_1" calcext:value="formula-is([GanttChart.H$8]=[GanttChart.$B$7])" calcext:base-cell-address="GanttChart.H12"/>
            <calcext:condition calcext:apply-style-name="Excel_CondFormat_1_2_2" calcext:value="formula-is(AND([GanttChart.H$8]&gt;=[GanttChart.$C12];[GanttChart.H$8]&lt;[GanttChart.$C12]+ganttchart.$#REF!26))" calcext:base-cell-address="GanttChart.H12"/>
            <calcext:condition calcext:apply-style-name="Excel_CondFormat_1_2_3" calcext:value="formula-is(AND([GanttChart.H$8]&gt;=[GanttChart.$C12];[GanttChart.H$8]&lt;=[GanttChart.$C12]+[GanttChart.$E12]-1))" calcext:base-cell-address="GanttChart.H12"/>
          </calcext:conditional-format>
          <calcext:conditional-format calcext:target-range-address="GanttChart.H11:GanttChart.CL11">
            <calcext:condition calcext:apply-style-name="Excel_CondFormat_1_2_1" calcext:value="formula-is([GanttChart.H$8]=[GanttChart.$B$7])" calcext:base-cell-address="GanttChart.H11"/>
            <calcext:condition calcext:apply-style-name="Excel_CondFormat_1_2_2" calcext:value="formula-is(AND([GanttChart.H$8]&gt;=[GanttChart.$C11];[GanttChart.H$8]&lt;[GanttChart.$C11]+ganttchart.$#REF!26))" calcext:base-cell-address="GanttChart.H11"/>
            <calcext:condition calcext:apply-style-name="Excel_CondFormat_1_2_3" calcext:value="formula-is(AND([GanttChart.H$8]&gt;=[GanttChart.$C11];[GanttChart.H$8]&lt;=[GanttChart.$C11]+[GanttChart.$E11]-1))" calcext:base-cell-address="GanttChart.H11"/>
          </calcext:conditional-format>
        </calcext:conditional-formats>
      </table:table>
      <table:named-expressions>
        <table:named-range table:name="Excel_BuiltIn_Print_Area_1" table:base-cell-address="$GanttChart.$A$1" table:cell-range-address="$GanttChart.$A$3:.$IJ$37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 Narrow" svg:font-family="'Arial Narrow'" style:font-family-generic="swiss"/>
    <style:font-face style:name="Trebuchet MS" svg:font-family="'Trebuchet M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48P0" style:volatile="true">
      <number:month/>
      <number:text>/</number:text>
      <number:day/>
    </number:date-style>
    <number:text-style style:name="N148">
      <number:text-content/>
      <style:map style:condition="value()&gt;=0" style:apply-style-name="N148P0"/>
    </number:text-style>
    <number:date-style style:name="N149">
      <number:month/>
      <number:text>/</number:text>
      <number:day number:style="long"/>
      <number:text>/</number:text>
      <number:year/>
    </number:date-style>
    <number:date-style style:name="N150">
      <number:month number:textual="true"/>
      <number:text>, </number:text>
      <number:year number:style="long"/>
    </number:date-style>
    <number:date-style style:name="N151">
      <number:month number:style="long" number:textual="true"/>
      <number:text>, </number:text>
      <number:year number:style="long"/>
    </number:date-style>
    <number:date-style style:name="N152">
      <number:month number:textual="true"/>
    </number:date-style>
    <number:date-style style:name="N153">
      <number:month number:textual="true"/>
      <number:text>, </number:text>
      <number:year/>
    </number:date-style>
    <number:number-style style:name="N154">
      <number:number number:decimal-places="7" number:min-integer-digits="1"/>
    </number:number-style>
    <number:number-style style:name="N155">
      <number:number number:decimal-places="6" number:min-integer-digits="1"/>
    </number:number-style>
    <number:number-style style:name="N156">
      <number:number number:decimal-places="5" number:min-integer-digits="1"/>
    </number:number-style>
    <number:number-style style:name="N157">
      <number:number number:decimal-places="4" number:min-integer-digits="1"/>
    </number:number-style>
    <number:number-style style:name="N158">
      <number:number number:decimal-places="3" number:min-integer-digits="1"/>
    </number:number-style>
    <number:date-style style:name="N159">
      <number:year number:style="long"/>
    </number:date-style>
    <number:time-style style:name="N16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1">
      <number:number number:decimal-places="1" number:min-integer-digits="1"/>
    </number:number-style>
    <number:date-style style:name="N162">
      <number:month number:textual="true"/>
      <number:text>-</number:text>
      <number:year number:style="long"/>
    </number:date-style>
    <number:date-style style:name="N163">
      <number:month/>
      <number:text> / </number:text>
      <number:day/>
      <number:text> / </number:text>
      <number:year/>
    </number:date-style>
    <number:date-style style:name="N164">
      <number:text>(</number:text>
      <number:day-of-week/>
      <number:text>)</number:text>
    </number:date-style>
    <number:date-style style:name="N165">
      <number:day number:style="long"/>
      <number:text> - </number:text>
      <number:month number:textual="true"/>
      <number:text> - </number:text>
      <number:year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0000"/>
      <style:text-properties style:use-window-font-color="true"/>
    </style:style>
    <style:style style:name="Excel_5f_CondFormat_5f_1_5f_1_5f_2" style:display-name="Excel_CondFormat_1_1_2" style:family="table-cell" style:parent-style-name="Default">
      <style:table-cell-properties fo:background-color="#99ccff"/>
    </style:style>
    <style:style style:name="Excel_5f_CondFormat_5f_1_5f_1_5f_3" style:display-name="Excel_CondFormat_1_1_3" style:family="table-cell" style:parent-style-name="Default">
      <style:table-cell-properties fo:background-color="#808080"/>
    </style:style>
    <style:style style:name="Excel_5f_CondFormat_5f_1_5f_2_5f_1" style:display-name="Excel_CondFormat_1_2_1" style:family="table-cell" style:parent-style-name="Default">
      <style:table-cell-properties fo:background-color="#ff0000"/>
      <style:text-properties style:use-window-font-color="true"/>
    </style:style>
    <style:style style:name="Excel_5f_CondFormat_5f_1_5f_2_5f_2" style:display-name="Excel_CondFormat_1_2_2" style:family="table-cell" style:parent-style-name="Default">
      <style:table-cell-properties fo:background-color="#6699ff"/>
    </style:style>
    <style:style style:name="Excel_5f_CondFormat_5f_1_5f_2_5f_3" style:display-name="Excel_CondFormat_1_2_3" style:family="table-cell" style:parent-style-name="Default">
      <style:table-cell-properties fo:background-color="#5f5f5f"/>
    </style:style>
    <style:style style:name="Excel_5f_BuiltIn_5f_Percent" style:display-name="Excel_BuiltIn_Percent" style:family="table-cell" style:parent-style-name="Default" style:data-style-name="N10"/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5in" fo:margin-bottom="0.9839in" fo:margin-left="0.5in" fo:margin-right="0.5in" style:first-page-number="continue" style:scale-to-X="1" style:scale-to-Y="1" style:writing-mode="lr-tb"/>
      <style:header-style>
        <style:header-footer-properties fo:min-height="0.2957in" fo:margin-left="0.248in" fo:margin-right="0.248in" fo:margin-bottom="0in"/>
      </style:header-style>
      <style:footer-style>
        <style:header-footer-properties fo:min-height="0.2957in" fo:margin-left="0.248in" fo:margin-right="0.2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00/00/0000</text:date>, <text:time style:data-style-name="N2" text:time-value="16:26:13.1478100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anttChart" style:display-name="PageStyle_GanttCha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$Build-2</meta:generator>
    <dc:title>Gantt Chart Template</dc:title>
    <dc:description>&amp;nbsp;
&lt;p&gt;This &lt;a href="http://www.vertex42.com/ExcelTemplates/excel-gantt-chart.html"&gt;&lt;b&gt;Gantt Chart&lt;/b&gt;&lt;/a&gt; can be used to create timelines or schedules for managing projects. The chart uses conditional formatting to display the current day and the completion status of each task.&lt;/p&gt;
&lt;p&gt;&lt;a href="http://www.vertex42.com/ExcelTemplates/excel-gantt-chart.html"&gt;&lt;b&gt;more info&lt;/b&gt;&lt;/a&gt; ...&lt;/p&gt;
&lt;p&gt;&lt;a href="http://www.vertex42.com/ExcelTemplates/excel-project-management.html"&gt;Project Management Templates&lt;/a&gt; by Vertex42.com</dc:description>
    <dc:subject>&lt;a href="http://www.vertex42.com/ExcelTemplates/"&gt;Spreadsheets&lt;/a&gt; by Vertex42.com</dc:subject>
    <meta:creation-date>2014-11-19T16:26:13.267453344</meta:creation-date>
    <meta:keyword>business</meta:keyword>
    <meta:keyword>project management</meta:keyword>
    <meta:keyword>project</meta:keyword>
    <meta:keyword>schedule</meta:keyword>
    <meta:keyword>timeline</meta:keyword>
    <meta:keyword>spreadsheet</meta:keyword>
    <meta:keyword>template</meta:keyword>
    <meta:editing-cycles>7</meta:editing-cycles>
    <meta:editing-duration>PT22M1S</meta:editing-duration>
    <dc:date>2014-11-19T16:49:44.043922853</dc:date>
    <meta:document-statistic meta:table-count="1" meta:cell-count="313" meta:object-count="2"/>
    <meta:user-defined meta:name="Copyright">(c) 2008 Vertex42 LLC</meta:user-defined>
    <meta:user-defined meta:name="Info 4"/>
    <meta:user-defined meta:name="License">&lt;a href="http://www.vertex42.com/licensing/EULA_personaluse.html"&gt;Personal Use&lt;/a&gt;</meta:user-defined>
    <meta:user-defined meta:name="Version">1.6.1</meta:user-defined>
  </office:meta>
</office:document-meta>
</file>